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61.22pt" svg:height="373.72pt" svg:x="525.43pt" svg:y="0pt">
            <draw:object draw:notify-on-update-of-ranges="Sheet1.H1:Sheet1.H1 Sheet1.H2:Sheet1.H101 Sheet1.C1:Sheet1.C1 Sheet1.C2:Sheet1.C101 Sheet1.D1:Sheet1.D1 Sheet1.D2:Sheet1.D101 Sheet1.E1:Sheet1.E1 Sheet1.E2:Sheet1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temp_r</text:p>
          </table:table-cell>
          <table:table-cell office:value-type="string" calcext:value-type="string">
            <text:p>temp_g</text:p>
          </table:table-cell>
          <table:table-cell office:value-type="string" calcext:value-type="string">
            <text:p>temp_b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adjust_r</text:p>
          </table:table-cell>
          <table:table-cell office:value-type="string" calcext:value-type="string">
            <text:p>correct_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65535" office:value-type="float" office:value="0" calcext:value-type="float">
            <text:p>0</text:p>
          </table:table-cell>
          <table:table-cell table:formula="of:=(21845-[.B2])*3" office:value-type="float" office:value="65535" calcext:value-type="float">
            <text:p>65535</text:p>
          </table:table-cell>
          <table:table-cell table:formula="of:=65535-[.C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table:formula="of:=((21845-[.$F$2])-([.B2]-[.$F$2]))*(65535/(21845-[.$F$2]))" office:value-type="float" office:value="93618.3674470311" calcext:value-type="float">
            <text:p>93618.3674470311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[.A3]*65535" office:value-type="float" office:value="655.35" calcext:value-type="float">
            <text:p>655.35</text:p>
          </table:table-cell>
          <table:table-cell table:formula="of:=(21845-[.B3])*3" office:value-type="float" office:value="63568.95" calcext:value-type="float">
            <text:p>63568.95</text:p>
          </table:table-cell>
          <table:table-cell table:formula="of:=65535-[.C3]" office:value-type="float" office:value="1966.05" calcext:value-type="float">
            <text:p>1966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3]-[.$F$2]))*(65535/(21845-[.$F$2]))" office:value-type="float" office:value="90809.8164236202" calcext:value-type="float">
            <text:p>90809.8164236202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[.A4]*65535" office:value-type="float" office:value="1310.7" calcext:value-type="float">
            <text:p>1310.7</text:p>
          </table:table-cell>
          <table:table-cell table:formula="of:=(21845-[.B4])*3" office:value-type="float" office:value="61602.9" calcext:value-type="float">
            <text:p>61602.9</text:p>
          </table:table-cell>
          <table:table-cell table:formula="of:=65535-[.C4]" office:value-type="float" office:value="3932.10000000001" calcext:value-type="float">
            <text:p>3932.10000000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4]-[.$F$2]))*(65535/(21845-[.$F$2]))" office:value-type="float" office:value="88001.2654002093" calcext:value-type="float">
            <text:p>88001.265400209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[.A5]*65535" office:value-type="float" office:value="1966.05" calcext:value-type="float">
            <text:p>1966.05</text:p>
          </table:table-cell>
          <table:table-cell table:formula="of:=(21845-[.B5])*3" office:value-type="float" office:value="59636.85" calcext:value-type="float">
            <text:p>59636.85</text:p>
          </table:table-cell>
          <table:table-cell table:formula="of:=65535-[.C5]" office:value-type="float" office:value="5898.14999999999" calcext:value-type="float">
            <text:p>5898.149999999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5]-[.$F$2]))*(65535/(21845-[.$F$2]))" office:value-type="float" office:value="85192.7143767983" calcext:value-type="float">
            <text:p>85192.714376798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[.A6]*65535" office:value-type="float" office:value="2621.4" calcext:value-type="float">
            <text:p>2621.4</text:p>
          </table:table-cell>
          <table:table-cell table:formula="of:=(21845-[.B6])*3" office:value-type="float" office:value="57670.8" calcext:value-type="float">
            <text:p>57670.8</text:p>
          </table:table-cell>
          <table:table-cell table:formula="of:=65535-[.C6]" office:value-type="float" office:value="7864.20000000001" calcext:value-type="float">
            <text:p>7864.20000000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6]-[.$F$2]))*(65535/(21845-[.$F$2]))" office:value-type="float" office:value="82384.1633533874" calcext:value-type="float">
            <text:p>82384.1633533874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[.A7]*65535" office:value-type="float" office:value="3276.75" calcext:value-type="float">
            <text:p>3276.75</text:p>
          </table:table-cell>
          <table:table-cell table:formula="of:=(21845-[.B7])*3" office:value-type="float" office:value="55704.75" calcext:value-type="float">
            <text:p>55704.75</text:p>
          </table:table-cell>
          <table:table-cell table:formula="of:=65535-[.C7]" office:value-type="float" office:value="9830.25" calcext:value-type="float">
            <text:p>983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7]-[.$F$2]))*(65535/(21845-[.$F$2]))" office:value-type="float" office:value="79575.6123299765" calcext:value-type="float">
            <text:p>79575.6123299765</text:p>
          </table:table-cell>
          <table:table-cell office:value-type="float" office:value="65535" calcext:value-type="float">
            <text:p>65535</text:p>
          </table:table-cell>
          <table:table-cell table:style-name="ce1"/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[.A8]*65535" office:value-type="float" office:value="3932.1" calcext:value-type="float">
            <text:p>3932.1</text:p>
          </table:table-cell>
          <table:table-cell table:formula="of:=(21845-[.B8])*3" office:value-type="float" office:value="53738.7" calcext:value-type="float">
            <text:p>53738.7</text:p>
          </table:table-cell>
          <table:table-cell table:formula="of:=65535-[.C8]" office:value-type="float" office:value="11796.3" calcext:value-type="float">
            <text:p>11796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8]-[.$F$2]))*(65535/(21845-[.$F$2]))" office:value-type="float" office:value="76767.0613065655" calcext:value-type="float">
            <text:p>76767.0613065655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[.A9]*65535" office:value-type="float" office:value="4587.45" calcext:value-type="float">
            <text:p>4587.45</text:p>
          </table:table-cell>
          <table:table-cell table:formula="of:=(21845-[.B9])*3" office:value-type="float" office:value="51772.65" calcext:value-type="float">
            <text:p>51772.65</text:p>
          </table:table-cell>
          <table:table-cell table:formula="of:=65535-[.C9]" office:value-type="float" office:value="13762.35" calcext:value-type="float">
            <text:p>13762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9]-[.$F$2]))*(65535/(21845-[.$F$2]))" office:value-type="float" office:value="73958.5102831546" calcext:value-type="float">
            <text:p>73958.5102831546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[.A10]*65535" office:value-type="float" office:value="5242.8" calcext:value-type="float">
            <text:p>5242.8</text:p>
          </table:table-cell>
          <table:table-cell table:formula="of:=(21845-[.B10])*3" office:value-type="float" office:value="49806.6" calcext:value-type="float">
            <text:p>49806.6</text:p>
          </table:table-cell>
          <table:table-cell table:formula="of:=65535-[.C10]" office:value-type="float" office:value="15728.4" calcext:value-type="float">
            <text:p>15728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0]-[.$F$2]))*(65535/(21845-[.$F$2]))" office:value-type="float" office:value="71149.9592597437" calcext:value-type="float">
            <text:p>71149.9592597437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[.A11]*65535" office:value-type="float" office:value="5898.15" calcext:value-type="float">
            <text:p>5898.15</text:p>
          </table:table-cell>
          <table:table-cell table:formula="of:=(21845-[.B11])*3" office:value-type="float" office:value="47840.55" calcext:value-type="float">
            <text:p>47840.55</text:p>
          </table:table-cell>
          <table:table-cell table:formula="of:=65535-[.C11]" office:value-type="float" office:value="17694.45" calcext:value-type="float">
            <text:p>17694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1]-[.$F$2]))*(65535/(21845-[.$F$2]))" office:value-type="float" office:value="68341.4082363327" calcext:value-type="float">
            <text:p>68341.4082363327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table:formula="of:=[.A12]*65535" office:value-type="float" office:value="6553.5" calcext:value-type="float">
            <text:p>6553.5</text:p>
          </table:table-cell>
          <table:table-cell table:formula="of:=(21845-[.B12])*3" office:value-type="float" office:value="45874.5" calcext:value-type="float">
            <text:p>45874.5</text:p>
          </table:table-cell>
          <table:table-cell table:formula="of:=65535-[.C12]" office:value-type="float" office:value="19660.5" calcext:value-type="float">
            <text:p>1966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2]-[.$F$2]))*(65535/(21845-[.$F$2]))" office:value-type="float" office:value="65532.8572129218" calcext:value-type="float">
            <text:p>65532.8572129218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[.A13]*65535" office:value-type="float" office:value="7208.85" calcext:value-type="float">
            <text:p>7208.85</text:p>
          </table:table-cell>
          <table:table-cell table:formula="of:=(21845-[.B13])*3" office:value-type="float" office:value="43908.45" calcext:value-type="float">
            <text:p>43908.45</text:p>
          </table:table-cell>
          <table:table-cell table:formula="of:=65535-[.C13]" office:value-type="float" office:value="21626.55" calcext:value-type="float">
            <text:p>21626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3]-[.$F$2]))*(65535/(21845-[.$F$2]))" office:value-type="float" office:value="62724.3061895109" calcext:value-type="float">
            <text:p>62724.3061895109</text:p>
          </table:table-cell>
          <table:table-cell table:formula="of:=[.G13]" office:value-type="float" office:value="62724.3061895109" calcext:value-type="float">
            <text:p>62724.3061895109</text:p>
          </table:table-cell>
          <table:table-cell/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[.A14]*65535" office:value-type="float" office:value="7864.2" calcext:value-type="float">
            <text:p>7864.2</text:p>
          </table:table-cell>
          <table:table-cell table:formula="of:=(21845-[.B14])*3" office:value-type="float" office:value="41942.4" calcext:value-type="float">
            <text:p>41942.4</text:p>
          </table:table-cell>
          <table:table-cell table:formula="of:=65535-[.C14]" office:value-type="float" office:value="23592.6" calcext:value-type="float">
            <text:p>23592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4]-[.$F$2]))*(65535/(21845-[.$F$2]))" office:value-type="float" office:value="59915.7551660999" calcext:value-type="float">
            <text:p>59915.7551660999</text:p>
          </table:table-cell>
          <table:table-cell table:formula="of:=[.G14]" office:value-type="float" office:value="59915.7551660999" calcext:value-type="float">
            <text:p>59915.7551660999</text:p>
          </table:table-cell>
          <table:table-cell/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[.A15]*65535" office:value-type="float" office:value="8519.55" calcext:value-type="float">
            <text:p>8519.55</text:p>
          </table:table-cell>
          <table:table-cell table:formula="of:=(21845-[.B15])*3" office:value-type="float" office:value="39976.35" calcext:value-type="float">
            <text:p>39976.35</text:p>
          </table:table-cell>
          <table:table-cell table:formula="of:=65535-[.C15]" office:value-type="float" office:value="25558.65" calcext:value-type="float">
            <text:p>25558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5]-[.$F$2]))*(65535/(21845-[.$F$2]))" office:value-type="float" office:value="57107.204142689" calcext:value-type="float">
            <text:p>57107.204142689</text:p>
          </table:table-cell>
          <table:table-cell table:formula="of:=[.G15]" office:value-type="float" office:value="57107.204142689" calcext:value-type="float">
            <text:p>57107.204142689</text:p>
          </table:table-cell>
          <table:table-cell/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[.A16]*65535" office:value-type="float" office:value="9174.9" calcext:value-type="float">
            <text:p>9174.9</text:p>
          </table:table-cell>
          <table:table-cell table:formula="of:=(21845-[.B16])*3" office:value-type="float" office:value="38010.3" calcext:value-type="float">
            <text:p>38010.3</text:p>
          </table:table-cell>
          <table:table-cell table:formula="of:=65535-[.C16]" office:value-type="float" office:value="27524.7" calcext:value-type="float">
            <text:p>27524.7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6]-[.$F$2]))*(65535/(21845-[.$F$2]))" office:value-type="float" office:value="54298.6531192781" calcext:value-type="float">
            <text:p>54298.6531192781</text:p>
          </table:table-cell>
          <table:table-cell table:formula="of:=[.G16]" office:value-type="float" office:value="54298.6531192781" calcext:value-type="float">
            <text:p>54298.6531192781</text:p>
          </table:table-cell>
          <table:table-cell/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[.A17]*65535" office:value-type="float" office:value="9830.25" calcext:value-type="float">
            <text:p>9830.25</text:p>
          </table:table-cell>
          <table:table-cell table:formula="of:=(21845-[.B17])*3" office:value-type="float" office:value="36044.25" calcext:value-type="float">
            <text:p>36044.25</text:p>
          </table:table-cell>
          <table:table-cell table:formula="of:=65535-[.C17]" office:value-type="float" office:value="29490.75" calcext:value-type="float">
            <text:p>29490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7]-[.$F$2]))*(65535/(21845-[.$F$2]))" office:value-type="float" office:value="51490.1020958671" calcext:value-type="float">
            <text:p>51490.1020958671</text:p>
          </table:table-cell>
          <table:table-cell table:formula="of:=[.G17]" office:value-type="float" office:value="51490.1020958671" calcext:value-type="float">
            <text:p>51490.1020958671</text:p>
          </table:table-cell>
          <table:table-cell/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[.A18]*65535" office:value-type="float" office:value="10485.6" calcext:value-type="float">
            <text:p>10485.6</text:p>
          </table:table-cell>
          <table:table-cell table:formula="of:=(21845-[.B18])*3" office:value-type="float" office:value="34078.2" calcext:value-type="float">
            <text:p>34078.2</text:p>
          </table:table-cell>
          <table:table-cell table:formula="of:=65535-[.C18]" office:value-type="float" office:value="31456.8" calcext:value-type="float">
            <text:p>31456.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8]-[.$F$2]))*(65535/(21845-[.$F$2]))" office:value-type="float" office:value="48681.5510724562" calcext:value-type="float">
            <text:p>48681.5510724562</text:p>
          </table:table-cell>
          <table:table-cell table:formula="of:=[.G18]" office:value-type="float" office:value="48681.5510724562" calcext:value-type="float">
            <text:p>48681.5510724562</text:p>
          </table:table-cell>
          <table:table-cell/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[.A19]*65535" office:value-type="float" office:value="11140.95" calcext:value-type="float">
            <text:p>11140.95</text:p>
          </table:table-cell>
          <table:table-cell table:formula="of:=(21845-[.B19])*3" office:value-type="float" office:value="32112.15" calcext:value-type="float">
            <text:p>32112.15</text:p>
          </table:table-cell>
          <table:table-cell table:formula="of:=65535-[.C19]" office:value-type="float" office:value="33422.85" calcext:value-type="float">
            <text:p>33422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19]-[.$F$2]))*(65535/(21845-[.$F$2]))" office:value-type="float" office:value="45873.0000490453" calcext:value-type="float">
            <text:p>45873.0000490453</text:p>
          </table:table-cell>
          <table:table-cell table:formula="of:=[.G19]" office:value-type="float" office:value="45873.0000490453" calcext:value-type="float">
            <text:p>45873.0000490453</text:p>
          </table:table-cell>
          <table:table-cell/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[.A20]*65535" office:value-type="float" office:value="11796.3" calcext:value-type="float">
            <text:p>11796.3</text:p>
          </table:table-cell>
          <table:table-cell table:formula="of:=(21845-[.B20])*3" office:value-type="float" office:value="30146.1" calcext:value-type="float">
            <text:p>30146.1</text:p>
          </table:table-cell>
          <table:table-cell table:formula="of:=65535-[.C20]" office:value-type="float" office:value="35388.9" calcext:value-type="float">
            <text:p>35388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0]-[.$F$2]))*(65535/(21845-[.$F$2]))" office:value-type="float" office:value="43064.4490256343" calcext:value-type="float">
            <text:p>43064.4490256343</text:p>
          </table:table-cell>
          <table:table-cell table:formula="of:=[.G20]" office:value-type="float" office:value="43064.4490256343" calcext:value-type="float">
            <text:p>43064.4490256343</text:p>
          </table:table-cell>
          <table:table-cell/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[.A21]*65535" office:value-type="float" office:value="12451.65" calcext:value-type="float">
            <text:p>12451.65</text:p>
          </table:table-cell>
          <table:table-cell table:formula="of:=(21845-[.B21])*3" office:value-type="float" office:value="28180.05" calcext:value-type="float">
            <text:p>28180.05</text:p>
          </table:table-cell>
          <table:table-cell table:formula="of:=65535-[.C21]" office:value-type="float" office:value="37354.95" calcext:value-type="float">
            <text:p>37354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1]-[.$F$2]))*(65535/(21845-[.$F$2]))" office:value-type="float" office:value="40255.8980022234" calcext:value-type="float">
            <text:p>40255.8980022234</text:p>
          </table:table-cell>
          <table:table-cell table:formula="of:=[.G21]" office:value-type="float" office:value="40255.8980022234" calcext:value-type="float">
            <text:p>40255.8980022234</text:p>
          </table:table-cell>
          <table:table-cell/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table:formula="of:=[.A22]*65535" office:value-type="float" office:value="13107" calcext:value-type="float">
            <text:p>13107</text:p>
          </table:table-cell>
          <table:table-cell table:formula="of:=(21845-[.B22])*3" office:value-type="float" office:value="26214" calcext:value-type="float">
            <text:p>26214</text:p>
          </table:table-cell>
          <table:table-cell table:formula="of:=65535-[.C22]" office:value-type="float" office:value="39321" calcext:value-type="float">
            <text:p>3932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2]-[.$F$2]))*(65535/(21845-[.$F$2]))" office:value-type="float" office:value="37447.3469788124" calcext:value-type="float">
            <text:p>37447.3469788124</text:p>
          </table:table-cell>
          <table:table-cell table:formula="of:=[.G22]" office:value-type="float" office:value="37447.3469788124" calcext:value-type="float">
            <text:p>37447.3469788124</text:p>
          </table:table-cell>
          <table:table-cell/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[.A23]*65535" office:value-type="float" office:value="13762.35" calcext:value-type="float">
            <text:p>13762.35</text:p>
          </table:table-cell>
          <table:table-cell table:formula="of:=(21845-[.B23])*3" office:value-type="float" office:value="24247.95" calcext:value-type="float">
            <text:p>24247.95</text:p>
          </table:table-cell>
          <table:table-cell table:formula="of:=65535-[.C23]" office:value-type="float" office:value="41287.05" calcext:value-type="float">
            <text:p>41287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3]-[.$F$2]))*(65535/(21845-[.$F$2]))" office:value-type="float" office:value="34638.7959554015" calcext:value-type="float">
            <text:p>34638.7959554015</text:p>
          </table:table-cell>
          <table:table-cell table:formula="of:=[.G23]" office:value-type="float" office:value="34638.7959554015" calcext:value-type="float">
            <text:p>34638.7959554015</text:p>
          </table:table-cell>
          <table:table-cell/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[.A24]*65535" office:value-type="float" office:value="14417.7" calcext:value-type="float">
            <text:p>14417.7</text:p>
          </table:table-cell>
          <table:table-cell table:formula="of:=(21845-[.B24])*3" office:value-type="float" office:value="22281.9" calcext:value-type="float">
            <text:p>22281.9</text:p>
          </table:table-cell>
          <table:table-cell table:formula="of:=65535-[.C24]" office:value-type="float" office:value="43253.1" calcext:value-type="float">
            <text:p>43253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4]-[.$F$2]))*(65535/(21845-[.$F$2]))" office:value-type="float" office:value="31830.2449319906" calcext:value-type="float">
            <text:p>31830.2449319906</text:p>
          </table:table-cell>
          <table:table-cell table:formula="of:=[.G24]" office:value-type="float" office:value="31830.2449319906" calcext:value-type="float">
            <text:p>31830.2449319906</text:p>
          </table:table-cell>
          <table:table-cell/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[.A25]*65535" office:value-type="float" office:value="15073.05" calcext:value-type="float">
            <text:p>15073.05</text:p>
          </table:table-cell>
          <table:table-cell table:formula="of:=(21845-[.B25])*3" office:value-type="float" office:value="20315.85" calcext:value-type="float">
            <text:p>20315.85</text:p>
          </table:table-cell>
          <table:table-cell table:formula="of:=65535-[.C25]" office:value-type="float" office:value="45219.15" calcext:value-type="float">
            <text:p>45219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5]-[.$F$2]))*(65535/(21845-[.$F$2]))" office:value-type="float" office:value="29021.6939085796" calcext:value-type="float">
            <text:p>29021.6939085796</text:p>
          </table:table-cell>
          <table:table-cell table:formula="of:=[.G25]" office:value-type="float" office:value="29021.6939085796" calcext:value-type="float">
            <text:p>29021.6939085796</text:p>
          </table:table-cell>
          <table:table-cell/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[.A26]*65535" office:value-type="float" office:value="15728.4" calcext:value-type="float">
            <text:p>15728.4</text:p>
          </table:table-cell>
          <table:table-cell table:formula="of:=(21845-[.B26])*3" office:value-type="float" office:value="18349.8" calcext:value-type="float">
            <text:p>18349.8</text:p>
          </table:table-cell>
          <table:table-cell table:formula="of:=65535-[.C26]" office:value-type="float" office:value="47185.2" calcext:value-type="float">
            <text:p>47185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6]-[.$F$2]))*(65535/(21845-[.$F$2]))" office:value-type="float" office:value="26213.1428851687" calcext:value-type="float">
            <text:p>26213.1428851687</text:p>
          </table:table-cell>
          <table:table-cell table:formula="of:=[.G26]" office:value-type="float" office:value="26213.1428851687" calcext:value-type="float">
            <text:p>26213.1428851687</text:p>
          </table:table-cell>
          <table:table-cell/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[.A27]*65535" office:value-type="float" office:value="16383.75" calcext:value-type="float">
            <text:p>16383.75</text:p>
          </table:table-cell>
          <table:table-cell table:formula="of:=(21845-[.B27])*3" office:value-type="float" office:value="16383.75" calcext:value-type="float">
            <text:p>16383.75</text:p>
          </table:table-cell>
          <table:table-cell table:formula="of:=65535-[.C27]" office:value-type="float" office:value="49151.25" calcext:value-type="float">
            <text:p>4915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7]-[.$F$2]))*(65535/(21845-[.$F$2]))" office:value-type="float" office:value="23404.5918617578" calcext:value-type="float">
            <text:p>23404.5918617578</text:p>
          </table:table-cell>
          <table:table-cell table:formula="of:=[.G27]" office:value-type="float" office:value="23404.5918617578" calcext:value-type="float">
            <text:p>23404.5918617578</text:p>
          </table:table-cell>
          <table:table-cell/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[.A28]*65535" office:value-type="float" office:value="17039.1" calcext:value-type="float">
            <text:p>17039.1</text:p>
          </table:table-cell>
          <table:table-cell table:formula="of:=(21845-[.B28])*3" office:value-type="float" office:value="14417.7" calcext:value-type="float">
            <text:p>14417.7</text:p>
          </table:table-cell>
          <table:table-cell table:formula="of:=65535-[.C28]" office:value-type="float" office:value="51117.3" calcext:value-type="float">
            <text:p>51117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8]-[.$F$2]))*(65535/(21845-[.$F$2]))" office:value-type="float" office:value="20596.0408383468" calcext:value-type="float">
            <text:p>20596.0408383468</text:p>
          </table:table-cell>
          <table:table-cell table:formula="of:=[.G28]" office:value-type="float" office:value="20596.0408383468" calcext:value-type="float">
            <text:p>20596.0408383468</text:p>
          </table:table-cell>
          <table:table-cell/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[.A29]*65535" office:value-type="float" office:value="17694.45" calcext:value-type="float">
            <text:p>17694.45</text:p>
          </table:table-cell>
          <table:table-cell table:formula="of:=(21845-[.B29])*3" office:value-type="float" office:value="12451.65" calcext:value-type="float">
            <text:p>12451.65</text:p>
          </table:table-cell>
          <table:table-cell table:formula="of:=65535-[.C29]" office:value-type="float" office:value="53083.35" calcext:value-type="float">
            <text:p>53083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29]-[.$F$2]))*(65535/(21845-[.$F$2]))" office:value-type="float" office:value="17787.4898149359" calcext:value-type="float">
            <text:p>17787.4898149359</text:p>
          </table:table-cell>
          <table:table-cell table:formula="of:=[.G29]" office:value-type="float" office:value="17787.4898149359" calcext:value-type="float">
            <text:p>17787.4898149359</text:p>
          </table:table-cell>
          <table:table-cell/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[.A30]*65535" office:value-type="float" office:value="18349.8" calcext:value-type="float">
            <text:p>18349.8</text:p>
          </table:table-cell>
          <table:table-cell table:formula="of:=(21845-[.B30])*3" office:value-type="float" office:value="10485.6" calcext:value-type="float">
            <text:p>10485.6</text:p>
          </table:table-cell>
          <table:table-cell table:formula="of:=65535-[.C30]" office:value-type="float" office:value="55049.4" calcext:value-type="float">
            <text:p>55049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30]-[.$F$2]))*(65535/(21845-[.$F$2]))" office:value-type="float" office:value="14978.938791525" calcext:value-type="float">
            <text:p>14978.938791525</text:p>
          </table:table-cell>
          <table:table-cell table:formula="of:=[.G30]" office:value-type="float" office:value="14978.938791525" calcext:value-type="float">
            <text:p>14978.938791525</text:p>
          </table:table-cell>
          <table:table-cell/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[.A31]*65535" office:value-type="float" office:value="19005.15" calcext:value-type="float">
            <text:p>19005.15</text:p>
          </table:table-cell>
          <table:table-cell table:formula="of:=(21845-[.B31])*3" office:value-type="float" office:value="8519.54999999998" calcext:value-type="float">
            <text:p>8519.54999999998</text:p>
          </table:table-cell>
          <table:table-cell table:formula="of:=65535-[.C31]" office:value-type="float" office:value="57015.45" calcext:value-type="float">
            <text:p>57015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31]-[.$F$2]))*(65535/(21845-[.$F$2]))" office:value-type="float" office:value="12170.387768114" calcext:value-type="float">
            <text:p>12170.387768114</text:p>
          </table:table-cell>
          <table:table-cell table:formula="of:=[.G31]" office:value-type="float" office:value="12170.387768114" calcext:value-type="float">
            <text:p>12170.387768114</text:p>
          </table:table-cell>
          <table:table-cell/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table:formula="of:=[.A32]*65535" office:value-type="float" office:value="19660.5" calcext:value-type="float">
            <text:p>19660.5</text:p>
          </table:table-cell>
          <table:table-cell table:formula="of:=(21845-[.B32])*3" office:value-type="float" office:value="6553.49999999998" calcext:value-type="float">
            <text:p>6553.49999999998</text:p>
          </table:table-cell>
          <table:table-cell table:formula="of:=65535-[.C32]" office:value-type="float" office:value="58981.5" calcext:value-type="float">
            <text:p>58981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32]-[.$F$2]))*(65535/(21845-[.$F$2]))" office:value-type="float" office:value="9361.83674470308" calcext:value-type="float">
            <text:p>9361.83674470308</text:p>
          </table:table-cell>
          <table:table-cell table:formula="of:=[.G32]" office:value-type="float" office:value="9361.83674470308" calcext:value-type="float">
            <text:p>9361.83674470308</text:p>
          </table:table-cell>
          <table:table-cell/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[.A33]*65535" office:value-type="float" office:value="20315.85" calcext:value-type="float">
            <text:p>20315.85</text:p>
          </table:table-cell>
          <table:table-cell table:formula="of:=(21845-[.B33])*3" office:value-type="float" office:value="4587.44999999998" calcext:value-type="float">
            <text:p>4587.44999999998</text:p>
          </table:table-cell>
          <table:table-cell table:formula="of:=65535-[.C33]" office:value-type="float" office:value="60947.55" calcext:value-type="float">
            <text:p>60947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33]-[.$F$2]))*(65535/(21845-[.$F$2]))" office:value-type="float" office:value="6553.28572129215" calcext:value-type="float">
            <text:p>6553.28572129215</text:p>
          </table:table-cell>
          <table:table-cell table:formula="of:=[.G33]" office:value-type="float" office:value="6553.28572129215" calcext:value-type="float">
            <text:p>6553.28572129215</text:p>
          </table:table-cell>
          <table:table-cell/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[.A34]*65535" office:value-type="float" office:value="20971.2" calcext:value-type="float">
            <text:p>20971.2</text:p>
          </table:table-cell>
          <table:table-cell table:formula="of:=(21845-[.B34])*3" office:value-type="float" office:value="2621.39999999998" calcext:value-type="float">
            <text:p>2621.39999999998</text:p>
          </table:table-cell>
          <table:table-cell table:formula="of:=65535-[.C34]" office:value-type="float" office:value="62913.6" calcext:value-type="float">
            <text:p>62913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21845-[.$F$2])-([.B34]-[.$F$2]))*(65535/(21845-[.$F$2]))" office:value-type="float" office:value="3744.73469788121" calcext:value-type="float">
            <text:p>3744.73469788121</text:p>
          </table:table-cell>
          <table:table-cell table:formula="of:=[.G34]" office:value-type="float" office:value="3744.73469788121" calcext:value-type="float">
            <text:p>3744.73469788121</text:p>
          </table:table-cell>
          <table:table-cell/>
        </table:table-row>
        <table:table-row table:style-name="ro1">
          <table:table-cell office:value-type="float" office:value="0.3333333333" calcext:value-type="float">
            <text:p>0.3333333333</text:p>
          </table:table-cell>
          <table:table-cell table:formula="of:=[.A35]*65535" office:value-type="float" office:value="21844.9999978155" calcext:value-type="float">
            <text:p>21844.9999978155</text:p>
          </table:table-cell>
          <table:table-cell table:formula="of:=(21845-[.B35])*3" office:value-type="float" office:value="0.00000655349140288308" calcext:value-type="float">
            <text:p>6.55349140288308E-06</text:p>
          </table:table-cell>
          <table:table-cell table:formula="of:=65535-[.C35]" office:value-type="float" office:value="65534.9999934465" calcext:value-type="float">
            <text:p>65534.9999934465</text:p>
          </table:table-cell>
          <table:table-cell table:formula="of:=65535-[.D35]" office:value-type="float" office:value="0.00000655349140288308" calcext:value-type="float">
            <text:p>6.55349140288308E-06</text:p>
          </table:table-cell>
          <table:table-cell/>
          <table:table-cell table:formula="of:=((21845-[.$F$2])-([.B35]-[.$F$2]))*(65535/(21845-[.$F$2]))" office:value-type="float" office:value="0.00000936182446350909" calcext:value-type="float">
            <text:p>9.36182446350909E-06</text:p>
          </table:table-cell>
          <table:table-cell table:formula="of:=[.G35]" office:value-type="float" office:value="0.00000936182446350909" calcext:value-type="float">
            <text:p>9.36182446350909E-06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[.A36]*65535" office:value-type="float" office:value="22281.9" calcext:value-type="float">
            <text:p>22281.9</text:p>
          </table:table-cell>
          <table:table-cell office:value-type="float" office:value="0" calcext:value-type="float">
            <text:p>0</text:p>
          </table:table-cell>
          <table:table-cell table:formula="of:=(43690-[.B36])*3" office:value-type="float" office:value="64224.3" calcext:value-type="float">
            <text:p>64224.3</text:p>
          </table:table-cell>
          <table:table-cell table:formula="of:=65535-[.D36]" office:value-type="float" office:value="1310.7" calcext:value-type="float">
            <text:p>1310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[.A37]*65535" office:value-type="float" office:value="22937.25" calcext:value-type="float">
            <text:p>22937.25</text:p>
          </table:table-cell>
          <table:table-cell office:value-type="float" office:value="0" calcext:value-type="float">
            <text:p>0</text:p>
          </table:table-cell>
          <table:table-cell table:formula="of:=(43690-[.B37])*3" office:value-type="float" office:value="62258.25" calcext:value-type="float">
            <text:p>62258.25</text:p>
          </table:table-cell>
          <table:table-cell table:formula="of:=65535-[.D37]" office:value-type="float" office:value="3276.75000000001" calcext:value-type="float">
            <text:p>3276.75000000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[.A38]*65535" office:value-type="float" office:value="23592.6" calcext:value-type="float">
            <text:p>23592.6</text:p>
          </table:table-cell>
          <table:table-cell office:value-type="float" office:value="0" calcext:value-type="float">
            <text:p>0</text:p>
          </table:table-cell>
          <table:table-cell table:formula="of:=(43690-[.B38])*3" office:value-type="float" office:value="60292.2" calcext:value-type="float">
            <text:p>60292.2</text:p>
          </table:table-cell>
          <table:table-cell table:formula="of:=65535-[.D38]" office:value-type="float" office:value="5242.8" calcext:value-type="float">
            <text:p>5242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[.A39]*65535" office:value-type="float" office:value="24247.95" calcext:value-type="float">
            <text:p>24247.95</text:p>
          </table:table-cell>
          <table:table-cell office:value-type="float" office:value="0" calcext:value-type="float">
            <text:p>0</text:p>
          </table:table-cell>
          <table:table-cell table:formula="of:=(43690-[.B39])*3" office:value-type="float" office:value="58326.15" calcext:value-type="float">
            <text:p>58326.15</text:p>
          </table:table-cell>
          <table:table-cell table:formula="of:=65535-[.D39]" office:value-type="float" office:value="7208.85000000001" calcext:value-type="float">
            <text:p>7208.85000000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[.A40]*65535" office:value-type="float" office:value="24903.3" calcext:value-type="float">
            <text:p>24903.3</text:p>
          </table:table-cell>
          <table:table-cell office:value-type="float" office:value="0" calcext:value-type="float">
            <text:p>0</text:p>
          </table:table-cell>
          <table:table-cell table:formula="of:=(43690-[.B40])*3" office:value-type="float" office:value="56360.1" calcext:value-type="float">
            <text:p>56360.1</text:p>
          </table:table-cell>
          <table:table-cell table:formula="of:=65535-[.D40]" office:value-type="float" office:value="9174.90000000001" calcext:value-type="float">
            <text:p>9174.90000000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[.A41]*65535" office:value-type="float" office:value="25558.65" calcext:value-type="float">
            <text:p>25558.65</text:p>
          </table:table-cell>
          <table:table-cell office:value-type="float" office:value="0" calcext:value-type="float">
            <text:p>0</text:p>
          </table:table-cell>
          <table:table-cell table:formula="of:=(43690-[.B41])*3" office:value-type="float" office:value="54394.05" calcext:value-type="float">
            <text:p>54394.05</text:p>
          </table:table-cell>
          <table:table-cell table:formula="of:=65535-[.D41]" office:value-type="float" office:value="11140.95" calcext:value-type="float">
            <text:p>11140.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table:formula="of:=[.A42]*65535" office:value-type="float" office:value="26214" calcext:value-type="float">
            <text:p>26214</text:p>
          </table:table-cell>
          <table:table-cell office:value-type="float" office:value="0" calcext:value-type="float">
            <text:p>0</text:p>
          </table:table-cell>
          <table:table-cell table:formula="of:=(43690-[.B42])*3" office:value-type="float" office:value="52428" calcext:value-type="float">
            <text:p>52428</text:p>
          </table:table-cell>
          <table:table-cell table:formula="of:=65535-[.D42]" office:value-type="float" office:value="13107" calcext:value-type="float">
            <text:p>131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[.A43]*65535" office:value-type="float" office:value="26869.35" calcext:value-type="float">
            <text:p>26869.35</text:p>
          </table:table-cell>
          <table:table-cell office:value-type="float" office:value="0" calcext:value-type="float">
            <text:p>0</text:p>
          </table:table-cell>
          <table:table-cell table:formula="of:=(43690-[.B43])*3" office:value-type="float" office:value="50461.95" calcext:value-type="float">
            <text:p>50461.95</text:p>
          </table:table-cell>
          <table:table-cell table:formula="of:=65535-[.D43]" office:value-type="float" office:value="15073.05" calcext:value-type="float">
            <text:p>15073.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[.A44]*65535" office:value-type="float" office:value="27524.7" calcext:value-type="float">
            <text:p>27524.7</text:p>
          </table:table-cell>
          <table:table-cell office:value-type="float" office:value="0" calcext:value-type="float">
            <text:p>0</text:p>
          </table:table-cell>
          <table:table-cell table:formula="of:=(43690-[.B44])*3" office:value-type="float" office:value="48495.9" calcext:value-type="float">
            <text:p>48495.9</text:p>
          </table:table-cell>
          <table:table-cell table:formula="of:=65535-[.D44]" office:value-type="float" office:value="17039.1" calcext:value-type="float">
            <text:p>17039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[.A45]*65535" office:value-type="float" office:value="28180.05" calcext:value-type="float">
            <text:p>28180.05</text:p>
          </table:table-cell>
          <table:table-cell office:value-type="float" office:value="0" calcext:value-type="float">
            <text:p>0</text:p>
          </table:table-cell>
          <table:table-cell table:formula="of:=(43690-[.B45])*3" office:value-type="float" office:value="46529.85" calcext:value-type="float">
            <text:p>46529.85</text:p>
          </table:table-cell>
          <table:table-cell table:formula="of:=65535-[.D45]" office:value-type="float" office:value="19005.15" calcext:value-type="float">
            <text:p>19005.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[.A46]*65535" office:value-type="float" office:value="28835.4" calcext:value-type="float">
            <text:p>28835.4</text:p>
          </table:table-cell>
          <table:table-cell office:value-type="float" office:value="0" calcext:value-type="float">
            <text:p>0</text:p>
          </table:table-cell>
          <table:table-cell table:formula="of:=(43690-[.B46])*3" office:value-type="float" office:value="44563.8" calcext:value-type="float">
            <text:p>44563.8</text:p>
          </table:table-cell>
          <table:table-cell table:formula="of:=65535-[.D46]" office:value-type="float" office:value="20971.2" calcext:value-type="float">
            <text:p>20971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[.A47]*65535" office:value-type="float" office:value="29490.75" calcext:value-type="float">
            <text:p>29490.75</text:p>
          </table:table-cell>
          <table:table-cell office:value-type="float" office:value="0" calcext:value-type="float">
            <text:p>0</text:p>
          </table:table-cell>
          <table:table-cell table:formula="of:=(43690-[.B47])*3" office:value-type="float" office:value="42597.75" calcext:value-type="float">
            <text:p>42597.75</text:p>
          </table:table-cell>
          <table:table-cell table:formula="of:=65535-[.D47]" office:value-type="float" office:value="22937.25" calcext:value-type="float">
            <text:p>22937.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[.A48]*65535" office:value-type="float" office:value="30146.1" calcext:value-type="float">
            <text:p>30146.1</text:p>
          </table:table-cell>
          <table:table-cell office:value-type="float" office:value="0" calcext:value-type="float">
            <text:p>0</text:p>
          </table:table-cell>
          <table:table-cell table:formula="of:=(43690-[.B48])*3" office:value-type="float" office:value="40631.7" calcext:value-type="float">
            <text:p>40631.7</text:p>
          </table:table-cell>
          <table:table-cell table:formula="of:=65535-[.D48]" office:value-type="float" office:value="24903.3" calcext:value-type="float">
            <text:p>24903.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[.A49]*65535" office:value-type="float" office:value="30801.45" calcext:value-type="float">
            <text:p>30801.45</text:p>
          </table:table-cell>
          <table:table-cell office:value-type="float" office:value="0" calcext:value-type="float">
            <text:p>0</text:p>
          </table:table-cell>
          <table:table-cell table:formula="of:=(43690-[.B49])*3" office:value-type="float" office:value="38665.65" calcext:value-type="float">
            <text:p>38665.65</text:p>
          </table:table-cell>
          <table:table-cell table:formula="of:=65535-[.D49]" office:value-type="float" office:value="26869.35" calcext:value-type="float">
            <text:p>26869.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[.A50]*65535" office:value-type="float" office:value="31456.8" calcext:value-type="float">
            <text:p>31456.8</text:p>
          </table:table-cell>
          <table:table-cell office:value-type="float" office:value="0" calcext:value-type="float">
            <text:p>0</text:p>
          </table:table-cell>
          <table:table-cell table:formula="of:=(43690-[.B50])*3" office:value-type="float" office:value="36699.6" calcext:value-type="float">
            <text:p>36699.6</text:p>
          </table:table-cell>
          <table:table-cell table:formula="of:=65535-[.D50]" office:value-type="float" office:value="28835.4" calcext:value-type="float">
            <text:p>28835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[.A51]*65535" office:value-type="float" office:value="32112.15" calcext:value-type="float">
            <text:p>32112.15</text:p>
          </table:table-cell>
          <table:table-cell office:value-type="float" office:value="0" calcext:value-type="float">
            <text:p>0</text:p>
          </table:table-cell>
          <table:table-cell table:formula="of:=(43690-[.B51])*3" office:value-type="float" office:value="34733.55" calcext:value-type="float">
            <text:p>34733.55</text:p>
          </table:table-cell>
          <table:table-cell table:formula="of:=65535-[.D51]" office:value-type="float" office:value="30801.45" calcext:value-type="float">
            <text:p>30801.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table:formula="of:=[.A52]*65535" office:value-type="float" office:value="32767.5" calcext:value-type="float">
            <text:p>32767.5</text:p>
          </table:table-cell>
          <table:table-cell office:value-type="float" office:value="0" calcext:value-type="float">
            <text:p>0</text:p>
          </table:table-cell>
          <table:table-cell table:formula="of:=(43690-[.B52])*3" office:value-type="float" office:value="32767.5" calcext:value-type="float">
            <text:p>32767.5</text:p>
          </table:table-cell>
          <table:table-cell table:formula="of:=65535-[.D52]" office:value-type="float" office:value="32767.5" calcext:value-type="float">
            <text:p>32767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[.A53]*65535" office:value-type="float" office:value="33422.85" calcext:value-type="float">
            <text:p>33422.85</text:p>
          </table:table-cell>
          <table:table-cell office:value-type="float" office:value="0" calcext:value-type="float">
            <text:p>0</text:p>
          </table:table-cell>
          <table:table-cell table:formula="of:=(43690-[.B53])*3" office:value-type="float" office:value="30801.45" calcext:value-type="float">
            <text:p>30801.45</text:p>
          </table:table-cell>
          <table:table-cell table:formula="of:=65535-[.D53]" office:value-type="float" office:value="34733.55" calcext:value-type="float">
            <text:p>34733.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[.A54]*65535" office:value-type="float" office:value="34078.2" calcext:value-type="float">
            <text:p>34078.2</text:p>
          </table:table-cell>
          <table:table-cell office:value-type="float" office:value="0" calcext:value-type="float">
            <text:p>0</text:p>
          </table:table-cell>
          <table:table-cell table:formula="of:=(43690-[.B54])*3" office:value-type="float" office:value="28835.4" calcext:value-type="float">
            <text:p>28835.4</text:p>
          </table:table-cell>
          <table:table-cell table:formula="of:=65535-[.D54]" office:value-type="float" office:value="36699.6" calcext:value-type="float">
            <text:p>36699.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[.A55]*65535" office:value-type="float" office:value="34733.55" calcext:value-type="float">
            <text:p>34733.55</text:p>
          </table:table-cell>
          <table:table-cell office:value-type="float" office:value="0" calcext:value-type="float">
            <text:p>0</text:p>
          </table:table-cell>
          <table:table-cell table:formula="of:=(43690-[.B55])*3" office:value-type="float" office:value="26869.35" calcext:value-type="float">
            <text:p>26869.35</text:p>
          </table:table-cell>
          <table:table-cell table:formula="of:=65535-[.D55]" office:value-type="float" office:value="38665.65" calcext:value-type="float">
            <text:p>38665.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[.A56]*65535" office:value-type="float" office:value="35388.9" calcext:value-type="float">
            <text:p>35388.9</text:p>
          </table:table-cell>
          <table:table-cell office:value-type="float" office:value="0" calcext:value-type="float">
            <text:p>0</text:p>
          </table:table-cell>
          <table:table-cell table:formula="of:=(43690-[.B56])*3" office:value-type="float" office:value="24903.3" calcext:value-type="float">
            <text:p>24903.3</text:p>
          </table:table-cell>
          <table:table-cell table:formula="of:=65535-[.D56]" office:value-type="float" office:value="40631.7" calcext:value-type="float">
            <text:p>40631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[.A57]*65535" office:value-type="float" office:value="36044.25" calcext:value-type="float">
            <text:p>36044.25</text:p>
          </table:table-cell>
          <table:table-cell office:value-type="float" office:value="0" calcext:value-type="float">
            <text:p>0</text:p>
          </table:table-cell>
          <table:table-cell table:formula="of:=(43690-[.B57])*3" office:value-type="float" office:value="22937.25" calcext:value-type="float">
            <text:p>22937.25</text:p>
          </table:table-cell>
          <table:table-cell table:formula="of:=65535-[.D57]" office:value-type="float" office:value="42597.75" calcext:value-type="float">
            <text:p>42597.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[.A58]*65535" office:value-type="float" office:value="36699.6" calcext:value-type="float">
            <text:p>36699.6</text:p>
          </table:table-cell>
          <table:table-cell office:value-type="float" office:value="0" calcext:value-type="float">
            <text:p>0</text:p>
          </table:table-cell>
          <table:table-cell table:formula="of:=(43690-[.B58])*3" office:value-type="float" office:value="20971.2" calcext:value-type="float">
            <text:p>20971.2</text:p>
          </table:table-cell>
          <table:table-cell table:formula="of:=65535-[.D58]" office:value-type="float" office:value="44563.8" calcext:value-type="float">
            <text:p>44563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[.A59]*65535" office:value-type="float" office:value="37354.95" calcext:value-type="float">
            <text:p>37354.95</text:p>
          </table:table-cell>
          <table:table-cell office:value-type="float" office:value="0" calcext:value-type="float">
            <text:p>0</text:p>
          </table:table-cell>
          <table:table-cell table:formula="of:=(43690-[.B59])*3" office:value-type="float" office:value="19005.15" calcext:value-type="float">
            <text:p>19005.15</text:p>
          </table:table-cell>
          <table:table-cell table:formula="of:=65535-[.D59]" office:value-type="float" office:value="46529.85" calcext:value-type="float">
            <text:p>46529.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[.A60]*65535" office:value-type="float" office:value="38010.3" calcext:value-type="float">
            <text:p>38010.3</text:p>
          </table:table-cell>
          <table:table-cell office:value-type="float" office:value="0" calcext:value-type="float">
            <text:p>0</text:p>
          </table:table-cell>
          <table:table-cell table:formula="of:=(43690-[.B60])*3" office:value-type="float" office:value="17039.1" calcext:value-type="float">
            <text:p>17039.1</text:p>
          </table:table-cell>
          <table:table-cell table:formula="of:=65535-[.D60]" office:value-type="float" office:value="48495.9" calcext:value-type="float">
            <text:p>48495.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[.A61]*65535" office:value-type="float" office:value="38665.65" calcext:value-type="float">
            <text:p>38665.65</text:p>
          </table:table-cell>
          <table:table-cell office:value-type="float" office:value="0" calcext:value-type="float">
            <text:p>0</text:p>
          </table:table-cell>
          <table:table-cell table:formula="of:=(43690-[.B61])*3" office:value-type="float" office:value="15073.05" calcext:value-type="float">
            <text:p>15073.05</text:p>
          </table:table-cell>
          <table:table-cell table:formula="of:=65535-[.D61]" office:value-type="float" office:value="50461.95" calcext:value-type="float">
            <text:p>50461.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table:formula="of:=[.A62]*65535" office:value-type="float" office:value="39321" calcext:value-type="float">
            <text:p>39321</text:p>
          </table:table-cell>
          <table:table-cell office:value-type="float" office:value="0" calcext:value-type="float">
            <text:p>0</text:p>
          </table:table-cell>
          <table:table-cell table:formula="of:=(43690-[.B62])*3" office:value-type="float" office:value="13107" calcext:value-type="float">
            <text:p>13107</text:p>
          </table:table-cell>
          <table:table-cell table:formula="of:=65535-[.D62]" office:value-type="float" office:value="52428" calcext:value-type="float">
            <text:p>524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[.A63]*65535" office:value-type="float" office:value="39976.35" calcext:value-type="float">
            <text:p>39976.35</text:p>
          </table:table-cell>
          <table:table-cell office:value-type="float" office:value="0" calcext:value-type="float">
            <text:p>0</text:p>
          </table:table-cell>
          <table:table-cell table:formula="of:=(43690-[.B63])*3" office:value-type="float" office:value="11140.95" calcext:value-type="float">
            <text:p>11140.95</text:p>
          </table:table-cell>
          <table:table-cell table:formula="of:=65535-[.D63]" office:value-type="float" office:value="54394.05" calcext:value-type="float">
            <text:p>54394.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[.A64]*65535" office:value-type="float" office:value="40631.7" calcext:value-type="float">
            <text:p>40631.7</text:p>
          </table:table-cell>
          <table:table-cell office:value-type="float" office:value="0" calcext:value-type="float">
            <text:p>0</text:p>
          </table:table-cell>
          <table:table-cell table:formula="of:=(43690-[.B64])*3" office:value-type="float" office:value="9174.89999999997" calcext:value-type="float">
            <text:p>9174.89999999997</text:p>
          </table:table-cell>
          <table:table-cell table:formula="of:=65535-[.D64]" office:value-type="float" office:value="56360.1" calcext:value-type="float">
            <text:p>5636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[.A65]*65535" office:value-type="float" office:value="41287.05" calcext:value-type="float">
            <text:p>41287.05</text:p>
          </table:table-cell>
          <table:table-cell office:value-type="float" office:value="0" calcext:value-type="float">
            <text:p>0</text:p>
          </table:table-cell>
          <table:table-cell table:formula="of:=(43690-[.B65])*3" office:value-type="float" office:value="7208.84999999995" calcext:value-type="float">
            <text:p>7208.84999999995</text:p>
          </table:table-cell>
          <table:table-cell table:formula="of:=65535-[.D65]" office:value-type="float" office:value="58326.1500000001" calcext:value-type="float">
            <text:p>58326.1500000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[.A66]*65535" office:value-type="float" office:value="41942.4" calcext:value-type="float">
            <text:p>41942.4</text:p>
          </table:table-cell>
          <table:table-cell office:value-type="float" office:value="0" calcext:value-type="float">
            <text:p>0</text:p>
          </table:table-cell>
          <table:table-cell table:formula="of:=(43690-[.B66])*3" office:value-type="float" office:value="5242.79999999995" calcext:value-type="float">
            <text:p>5242.79999999995</text:p>
          </table:table-cell>
          <table:table-cell table:formula="of:=65535-[.D66]" office:value-type="float" office:value="60292.2000000001" calcext:value-type="float">
            <text:p>60292.2000000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[.A67]*65535" office:value-type="float" office:value="42597.75" calcext:value-type="float">
            <text:p>42597.75</text:p>
          </table:table-cell>
          <table:table-cell office:value-type="float" office:value="0" calcext:value-type="float">
            <text:p>0</text:p>
          </table:table-cell>
          <table:table-cell table:formula="of:=(43690-[.B67])*3" office:value-type="float" office:value="3276.74999999996" calcext:value-type="float">
            <text:p>3276.74999999996</text:p>
          </table:table-cell>
          <table:table-cell table:formula="of:=65535-[.D67]" office:value-type="float" office:value="62258.25" calcext:value-type="float">
            <text:p>62258.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[.A68]*65535" office:value-type="float" office:value="43253.1" calcext:value-type="float">
            <text:p>43253.1</text:p>
          </table:table-cell>
          <table:table-cell office:value-type="float" office:value="0" calcext:value-type="float">
            <text:p>0</text:p>
          </table:table-cell>
          <table:table-cell table:formula="of:=(43690-[.B68])*3" office:value-type="float" office:value="1310.69999999996" calcext:value-type="float">
            <text:p>1310.69999999996</text:p>
          </table:table-cell>
          <table:table-cell table:formula="of:=65535-[.D68]" office:value-type="float" office:value="64224.3" calcext:value-type="float">
            <text:p>64224.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[.A69]*65535" office:value-type="float" office:value="43908.45" calcext:value-type="float">
            <text:p>43908.45</text:p>
          </table:table-cell>
          <table:table-cell table:formula="of:=65535-[.E69]" office:value-type="float" office:value="655.350000000057" calcext:value-type="float">
            <text:p>655.350000000057</text:p>
          </table:table-cell>
          <table:table-cell office:value-type="float" office:value="0" calcext:value-type="float">
            <text:p>0</text:p>
          </table:table-cell>
          <table:table-cell table:formula="of:=(65535-[.B69])*3" office:value-type="float" office:value="64879.6499999999" calcext:value-type="float">
            <text:p>64879.6499999999</text:p>
          </table:table-cell>
          <table:table-cell/>
          <table:table-cell table:formula="of:=((65535-[.$F$2])-([.B69]-[.$F$2]))*(65535/(21845-[.$F$2]))" office:value-type="float" office:value="92682.1837725607" calcext:value-type="float">
            <text:p>92682.1837725607</text:p>
          </table:table-cell>
          <table:table-cell table:formula="of:=[.$G$69]-[.G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[.A70]*65535" office:value-type="float" office:value="44563.8" calcext:value-type="float">
            <text:p>44563.8</text:p>
          </table:table-cell>
          <table:table-cell table:formula="of:=65535-[.E70]" office:value-type="float" office:value="2621.40000000005" calcext:value-type="float">
            <text:p>2621.40000000005</text:p>
          </table:table-cell>
          <table:table-cell office:value-type="float" office:value="0" calcext:value-type="float">
            <text:p>0</text:p>
          </table:table-cell>
          <table:table-cell table:formula="of:=(65535-[.B70])*3" office:value-type="float" office:value="62913.6" calcext:value-type="float">
            <text:p>62913.6</text:p>
          </table:table-cell>
          <table:table-cell/>
          <table:table-cell table:formula="of:=((65535-[.$F$2])-([.B70]-[.$F$2]))*(65535/(21845-[.$F$2]))" office:value-type="float" office:value="89873.6327491498" calcext:value-type="float">
            <text:p>89873.6327491498</text:p>
          </table:table-cell>
          <table:table-cell table:formula="of:=[.$G$69]-[.G70]" office:value-type="float" office:value="2808.55102341092" calcext:value-type="float">
            <text:p>2808.55102341092</text:p>
          </table:table-cell>
          <table:table-cell/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[.A71]*65535" office:value-type="float" office:value="45219.15" calcext:value-type="float">
            <text:p>45219.15</text:p>
          </table:table-cell>
          <table:table-cell table:formula="of:=65535-[.E71]" office:value-type="float" office:value="4587.45000000005" calcext:value-type="float">
            <text:p>4587.45000000005</text:p>
          </table:table-cell>
          <table:table-cell office:value-type="float" office:value="0" calcext:value-type="float">
            <text:p>0</text:p>
          </table:table-cell>
          <table:table-cell table:formula="of:=(65535-[.B71])*3" office:value-type="float" office:value="60947.55" calcext:value-type="float">
            <text:p>60947.55</text:p>
          </table:table-cell>
          <table:table-cell/>
          <table:table-cell table:formula="of:=((65535-[.$F$2])-([.B71]-[.$F$2]))*(65535/(21845-[.$F$2]))" office:value-type="float" office:value="87065.0817257389" calcext:value-type="float">
            <text:p>87065.0817257389</text:p>
          </table:table-cell>
          <table:table-cell table:formula="of:=[.$G$69]-[.G71]" office:value-type="float" office:value="5617.10204682185" calcext:value-type="float">
            <text:p>5617.10204682185</text:p>
          </table:table-cell>
          <table:table-cell/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table:formula="of:=[.A72]*65535" office:value-type="float" office:value="45874.5" calcext:value-type="float">
            <text:p>45874.5</text:p>
          </table:table-cell>
          <table:table-cell table:formula="of:=65535-[.E72]" office:value-type="float" office:value="6553.50000000007" calcext:value-type="float">
            <text:p>6553.50000000007</text:p>
          </table:table-cell>
          <table:table-cell office:value-type="float" office:value="0" calcext:value-type="float">
            <text:p>0</text:p>
          </table:table-cell>
          <table:table-cell table:formula="of:=(65535-[.B72])*3" office:value-type="float" office:value="58981.4999999999" calcext:value-type="float">
            <text:p>58981.4999999999</text:p>
          </table:table-cell>
          <table:table-cell/>
          <table:table-cell table:formula="of:=((65535-[.$F$2])-([.B72]-[.$F$2]))*(65535/(21845-[.$F$2]))" office:value-type="float" office:value="84256.5307023279" calcext:value-type="float">
            <text:p>84256.5307023279</text:p>
          </table:table-cell>
          <table:table-cell table:formula="of:=[.$G$69]-[.G72]" office:value-type="float" office:value="8425.65307023282" calcext:value-type="float">
            <text:p>8425.65307023282</text:p>
          </table:table-cell>
          <table:table-cell/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[.A73]*65535" office:value-type="float" office:value="46529.85" calcext:value-type="float">
            <text:p>46529.85</text:p>
          </table:table-cell>
          <table:table-cell table:formula="of:=65535-[.E73]" office:value-type="float" office:value="8519.55000000006" calcext:value-type="float">
            <text:p>8519.55000000006</text:p>
          </table:table-cell>
          <table:table-cell office:value-type="float" office:value="0" calcext:value-type="float">
            <text:p>0</text:p>
          </table:table-cell>
          <table:table-cell table:formula="of:=(65535-[.B73])*3" office:value-type="float" office:value="57015.4499999999" calcext:value-type="float">
            <text:p>57015.4499999999</text:p>
          </table:table-cell>
          <table:table-cell/>
          <table:table-cell table:formula="of:=((65535-[.$F$2])-([.B73]-[.$F$2]))*(65535/(21845-[.$F$2]))" office:value-type="float" office:value="81447.979678917" calcext:value-type="float">
            <text:p>81447.979678917</text:p>
          </table:table-cell>
          <table:table-cell table:formula="of:=[.$G$69]-[.G73]" office:value-type="float" office:value="11234.2040936437" calcext:value-type="float">
            <text:p>11234.2040936437</text:p>
          </table:table-cell>
          <table:table-cell/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[.A74]*65535" office:value-type="float" office:value="47185.2" calcext:value-type="float">
            <text:p>47185.2</text:p>
          </table:table-cell>
          <table:table-cell table:formula="of:=65535-[.E74]" office:value-type="float" office:value="10485.6000000001" calcext:value-type="float">
            <text:p>10485.6000000001</text:p>
          </table:table-cell>
          <table:table-cell office:value-type="float" office:value="0" calcext:value-type="float">
            <text:p>0</text:p>
          </table:table-cell>
          <table:table-cell table:formula="of:=(65535-[.B74])*3" office:value-type="float" office:value="55049.3999999999" calcext:value-type="float">
            <text:p>55049.3999999999</text:p>
          </table:table-cell>
          <table:table-cell/>
          <table:table-cell table:formula="of:=((65535-[.$F$2])-([.B74]-[.$F$2]))*(65535/(21845-[.$F$2]))" office:value-type="float" office:value="78639.4286555061" calcext:value-type="float">
            <text:p>78639.4286555061</text:p>
          </table:table-cell>
          <table:table-cell table:formula="of:=[.$G$69]-[.G74]" office:value-type="float" office:value="14042.7551170547" calcext:value-type="float">
            <text:p>14042.7551170547</text:p>
          </table:table-cell>
          <table:table-cell/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[.A75]*65535" office:value-type="float" office:value="47840.55" calcext:value-type="float">
            <text:p>47840.55</text:p>
          </table:table-cell>
          <table:table-cell table:formula="of:=65535-[.E75]" office:value-type="float" office:value="12451.6500000001" calcext:value-type="float">
            <text:p>12451.6500000001</text:p>
          </table:table-cell>
          <table:table-cell office:value-type="float" office:value="0" calcext:value-type="float">
            <text:p>0</text:p>
          </table:table-cell>
          <table:table-cell table:formula="of:=(65535-[.B75])*3" office:value-type="float" office:value="53083.35" calcext:value-type="float">
            <text:p>53083.35</text:p>
          </table:table-cell>
          <table:table-cell/>
          <table:table-cell table:formula="of:=((65535-[.$F$2])-([.B75]-[.$F$2]))*(65535/(21845-[.$F$2]))" office:value-type="float" office:value="75830.8776320951" calcext:value-type="float">
            <text:p>75830.8776320951</text:p>
          </table:table-cell>
          <table:table-cell table:formula="of:=[.$G$69]-[.G75]" office:value-type="float" office:value="16851.3061404656" calcext:value-type="float">
            <text:p>16851.3061404656</text:p>
          </table:table-cell>
          <table:table-cell/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[.A76]*65535" office:value-type="float" office:value="48495.9" calcext:value-type="float">
            <text:p>48495.9</text:p>
          </table:table-cell>
          <table:table-cell table:formula="of:=65535-[.E76]" office:value-type="float" office:value="14417.7000000001" calcext:value-type="float">
            <text:p>14417.7000000001</text:p>
          </table:table-cell>
          <table:table-cell office:value-type="float" office:value="0" calcext:value-type="float">
            <text:p>0</text:p>
          </table:table-cell>
          <table:table-cell table:formula="of:=(65535-[.B76])*3" office:value-type="float" office:value="51117.2999999999" calcext:value-type="float">
            <text:p>51117.2999999999</text:p>
          </table:table-cell>
          <table:table-cell/>
          <table:table-cell table:formula="of:=((65535-[.$F$2])-([.B76]-[.$F$2]))*(65535/(21845-[.$F$2]))" office:value-type="float" office:value="73022.3266086842" calcext:value-type="float">
            <text:p>73022.3266086842</text:p>
          </table:table-cell>
          <table:table-cell table:formula="of:=[.$G$69]-[.G76]" office:value-type="float" office:value="19659.8571638766" calcext:value-type="float">
            <text:p>19659.8571638766</text:p>
          </table:table-cell>
          <table:table-cell/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[.A77]*65535" office:value-type="float" office:value="49151.25" calcext:value-type="float">
            <text:p>49151.25</text:p>
          </table:table-cell>
          <table:table-cell table:formula="of:=65535-[.E77]" office:value-type="float" office:value="16383.7500000001" calcext:value-type="float">
            <text:p>16383.7500000001</text:p>
          </table:table-cell>
          <table:table-cell office:value-type="float" office:value="0" calcext:value-type="float">
            <text:p>0</text:p>
          </table:table-cell>
          <table:table-cell table:formula="of:=(65535-[.B77])*3" office:value-type="float" office:value="49151.2499999999" calcext:value-type="float">
            <text:p>49151.2499999999</text:p>
          </table:table-cell>
          <table:table-cell/>
          <table:table-cell table:formula="of:=((65535-[.$F$2])-([.B77]-[.$F$2]))*(65535/(21845-[.$F$2]))" office:value-type="float" office:value="70213.7755852733" calcext:value-type="float">
            <text:p>70213.7755852733</text:p>
          </table:table-cell>
          <table:table-cell table:formula="of:=[.$G$69]-[.G77]" office:value-type="float" office:value="22468.4081872875" calcext:value-type="float">
            <text:p>22468.4081872875</text:p>
          </table:table-cell>
          <table:table-cell/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[.A78]*65535" office:value-type="float" office:value="49806.6" calcext:value-type="float">
            <text:p>49806.6</text:p>
          </table:table-cell>
          <table:table-cell table:formula="of:=65535-[.E78]" office:value-type="float" office:value="18349.8000000001" calcext:value-type="float">
            <text:p>18349.8000000001</text:p>
          </table:table-cell>
          <table:table-cell office:value-type="float" office:value="0" calcext:value-type="float">
            <text:p>0</text:p>
          </table:table-cell>
          <table:table-cell table:formula="of:=(65535-[.B78])*3" office:value-type="float" office:value="47185.1999999999" calcext:value-type="float">
            <text:p>47185.1999999999</text:p>
          </table:table-cell>
          <table:table-cell/>
          <table:table-cell table:formula="of:=((65535-[.$F$2])-([.B78]-[.$F$2]))*(65535/(21845-[.$F$2]))" office:value-type="float" office:value="67405.2245618623" calcext:value-type="float">
            <text:p>67405.2245618623</text:p>
          </table:table-cell>
          <table:table-cell table:formula="of:=[.$G$69]-[.G78]" office:value-type="float" office:value="25276.9592106984" calcext:value-type="float">
            <text:p>25276.9592106984</text:p>
          </table:table-cell>
          <table:table-cell/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[.A79]*65535" office:value-type="float" office:value="50461.95" calcext:value-type="float">
            <text:p>50461.95</text:p>
          </table:table-cell>
          <table:table-cell table:formula="of:=65535-[.E79]" office:value-type="float" office:value="20315.8500000001" calcext:value-type="float">
            <text:p>20315.8500000001</text:p>
          </table:table-cell>
          <table:table-cell office:value-type="float" office:value="0" calcext:value-type="float">
            <text:p>0</text:p>
          </table:table-cell>
          <table:table-cell table:formula="of:=(65535-[.B79])*3" office:value-type="float" office:value="45219.1499999999" calcext:value-type="float">
            <text:p>45219.1499999999</text:p>
          </table:table-cell>
          <table:table-cell/>
          <table:table-cell table:formula="of:=((65535-[.$F$2])-([.B79]-[.$F$2]))*(65535/(21845-[.$F$2]))" office:value-type="float" office:value="64596.6735384514" calcext:value-type="float">
            <text:p>64596.6735384514</text:p>
          </table:table-cell>
          <table:table-cell table:formula="of:=[.$G$69]-[.G79]" office:value-type="float" office:value="28085.5102341094" calcext:value-type="float">
            <text:p>28085.5102341094</text:p>
          </table:table-cell>
          <table:table-cell/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[.A80]*65535" office:value-type="float" office:value="51117.3" calcext:value-type="float">
            <text:p>51117.3</text:p>
          </table:table-cell>
          <table:table-cell table:formula="of:=65535-[.E80]" office:value-type="float" office:value="22281.9000000001" calcext:value-type="float">
            <text:p>22281.9000000001</text:p>
          </table:table-cell>
          <table:table-cell office:value-type="float" office:value="0" calcext:value-type="float">
            <text:p>0</text:p>
          </table:table-cell>
          <table:table-cell table:formula="of:=(65535-[.B80])*3" office:value-type="float" office:value="43253.0999999999" calcext:value-type="float">
            <text:p>43253.0999999999</text:p>
          </table:table-cell>
          <table:table-cell/>
          <table:table-cell table:formula="of:=((65535-[.$F$2])-([.B80]-[.$F$2]))*(65535/(21845-[.$F$2]))" office:value-type="float" office:value="61788.1225150404" calcext:value-type="float">
            <text:p>61788.1225150404</text:p>
          </table:table-cell>
          <table:table-cell table:formula="of:=[.$G$69]-[.G80]" office:value-type="float" office:value="30894.0612575203" calcext:value-type="float">
            <text:p>30894.0612575203</text:p>
          </table:table-cell>
          <table:table-cell/>
        </table:table-row>
        <table:table-row table:style-name="ro1">
          <table:table-cell table:formula="of:=[.A80]+0.01" office:value-type="float" office:value="0.79" calcext:value-type="float">
            <text:p>0.79</text:p>
          </table:table-cell>
          <table:table-cell table:formula="of:=[.A81]*65535" office:value-type="float" office:value="51772.65" calcext:value-type="float">
            <text:p>51772.65</text:p>
          </table:table-cell>
          <table:table-cell table:formula="of:=65535-[.E81]" office:value-type="float" office:value="24247.9500000001" calcext:value-type="float">
            <text:p>24247.9500000001</text:p>
          </table:table-cell>
          <table:table-cell office:value-type="float" office:value="0" calcext:value-type="float">
            <text:p>0</text:p>
          </table:table-cell>
          <table:table-cell table:formula="of:=(65535-[.B81])*3" office:value-type="float" office:value="41287.0499999999" calcext:value-type="float">
            <text:p>41287.0499999999</text:p>
          </table:table-cell>
          <table:table-cell/>
          <table:table-cell table:formula="of:=((65535-[.$F$2])-([.B81]-[.$F$2]))*(65535/(21845-[.$F$2]))" office:value-type="float" office:value="58979.5714916295" calcext:value-type="float">
            <text:p>58979.5714916295</text:p>
          </table:table-cell>
          <table:table-cell table:formula="of:=[.$G$69]-[.G81]" office:value-type="float" office:value="33702.6122809312" calcext:value-type="float">
            <text:p>33702.6122809312</text:p>
          </table:table-cell>
          <table:table-cell/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table:formula="of:=[.A82]*65535" office:value-type="float" office:value="52428" calcext:value-type="float">
            <text:p>52428</text:p>
          </table:table-cell>
          <table:table-cell table:formula="of:=65535-[.E82]" office:value-type="float" office:value="26214.0000000001" calcext:value-type="float">
            <text:p>26214.0000000001</text:p>
          </table:table-cell>
          <table:table-cell office:value-type="float" office:value="0" calcext:value-type="float">
            <text:p>0</text:p>
          </table:table-cell>
          <table:table-cell table:formula="of:=(65535-[.B82])*3" office:value-type="float" office:value="39320.9999999999" calcext:value-type="float">
            <text:p>39320.9999999999</text:p>
          </table:table-cell>
          <table:table-cell/>
          <table:table-cell table:formula="of:=((65535-[.$F$2])-([.B82]-[.$F$2]))*(65535/(21845-[.$F$2]))" office:value-type="float" office:value="56171.0204682186" calcext:value-type="float">
            <text:p>56171.0204682186</text:p>
          </table:table-cell>
          <table:table-cell table:formula="of:=[.$G$69]-[.G82]" office:value-type="float" office:value="36511.1633043422" calcext:value-type="float">
            <text:p>36511.1633043422</text:p>
          </table:table-cell>
          <table:table-cell/>
        </table:table-row>
        <table:table-row table:style-name="ro1">
          <table:table-cell table:formula="of:=[.A82]+0.01" office:value-type="float" office:value="0.81" calcext:value-type="float">
            <text:p>0.81</text:p>
          </table:table-cell>
          <table:table-cell table:formula="of:=[.A83]*65535" office:value-type="float" office:value="53083.35" calcext:value-type="float">
            <text:p>53083.35</text:p>
          </table:table-cell>
          <table:table-cell table:formula="of:=65535-[.E83]" office:value-type="float" office:value="28180.0500000001" calcext:value-type="float">
            <text:p>28180.0500000001</text:p>
          </table:table-cell>
          <table:table-cell office:value-type="float" office:value="0" calcext:value-type="float">
            <text:p>0</text:p>
          </table:table-cell>
          <table:table-cell table:formula="of:=(65535-[.B83])*3" office:value-type="float" office:value="37354.9499999999" calcext:value-type="float">
            <text:p>37354.9499999999</text:p>
          </table:table-cell>
          <table:table-cell/>
          <table:table-cell table:formula="of:=((65535-[.$F$2])-([.B83]-[.$F$2]))*(65535/(21845-[.$F$2]))" office:value-type="float" office:value="53362.4694448076" calcext:value-type="float">
            <text:p>53362.4694448076</text:p>
          </table:table-cell>
          <table:table-cell table:formula="of:=[.$G$69]-[.G83]" office:value-type="float" office:value="39319.7143277531" calcext:value-type="float">
            <text:p>39319.7143277531</text:p>
          </table:table-cell>
          <table:table-cell/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[.A84]*65535" office:value-type="float" office:value="53738.7" calcext:value-type="float">
            <text:p>53738.7</text:p>
          </table:table-cell>
          <table:table-cell table:formula="of:=65535-[.E84]" office:value-type="float" office:value="30146.1000000001" calcext:value-type="float">
            <text:p>30146.1000000001</text:p>
          </table:table-cell>
          <table:table-cell office:value-type="float" office:value="0" calcext:value-type="float">
            <text:p>0</text:p>
          </table:table-cell>
          <table:table-cell table:formula="of:=(65535-[.B84])*3" office:value-type="float" office:value="35388.8999999999" calcext:value-type="float">
            <text:p>35388.8999999999</text:p>
          </table:table-cell>
          <table:table-cell/>
          <table:table-cell table:formula="of:=((65535-[.$F$2])-([.B84]-[.$F$2]))*(65535/(21845-[.$F$2]))" office:value-type="float" office:value="50553.9184213967" calcext:value-type="float">
            <text:p>50553.9184213967</text:p>
          </table:table-cell>
          <table:table-cell table:formula="of:=[.$G$69]-[.G84]" office:value-type="float" office:value="42128.265351164" calcext:value-type="float">
            <text:p>42128.265351164</text:p>
          </table:table-cell>
          <table:table-cell/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[.A85]*65535" office:value-type="float" office:value="54394.05" calcext:value-type="float">
            <text:p>54394.05</text:p>
          </table:table-cell>
          <table:table-cell table:formula="of:=65535-[.E85]" office:value-type="float" office:value="32112.1500000001" calcext:value-type="float">
            <text:p>32112.1500000001</text:p>
          </table:table-cell>
          <table:table-cell office:value-type="float" office:value="0" calcext:value-type="float">
            <text:p>0</text:p>
          </table:table-cell>
          <table:table-cell table:formula="of:=(65535-[.B85])*3" office:value-type="float" office:value="33422.8499999999" calcext:value-type="float">
            <text:p>33422.8499999999</text:p>
          </table:table-cell>
          <table:table-cell/>
          <table:table-cell table:formula="of:=((65535-[.$F$2])-([.B85]-[.$F$2]))*(65535/(21845-[.$F$2]))" office:value-type="float" office:value="47745.3673979858" calcext:value-type="float">
            <text:p>47745.3673979858</text:p>
          </table:table-cell>
          <table:table-cell table:formula="of:=[.$G$69]-[.G85]" office:value-type="float" office:value="44936.816374575" calcext:value-type="float">
            <text:p>44936.816374575</text:p>
          </table:table-cell>
          <table:table-cell/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[.A86]*65535" office:value-type="float" office:value="55049.4" calcext:value-type="float">
            <text:p>55049.4</text:p>
          </table:table-cell>
          <table:table-cell table:formula="of:=65535-[.E86]" office:value-type="float" office:value="34078.2000000001" calcext:value-type="float">
            <text:p>34078.2000000001</text:p>
          </table:table-cell>
          <table:table-cell office:value-type="float" office:value="0" calcext:value-type="float">
            <text:p>0</text:p>
          </table:table-cell>
          <table:table-cell table:formula="of:=(65535-[.B86])*3" office:value-type="float" office:value="31456.7999999999" calcext:value-type="float">
            <text:p>31456.7999999999</text:p>
          </table:table-cell>
          <table:table-cell/>
          <table:table-cell table:formula="of:=((65535-[.$F$2])-([.B86]-[.$F$2]))*(65535/(21845-[.$F$2]))" office:value-type="float" office:value="44936.8163745748" calcext:value-type="float">
            <text:p>44936.8163745748</text:p>
          </table:table-cell>
          <table:table-cell table:formula="of:=[.$G$69]-[.G86]" office:value-type="float" office:value="47745.3673979859" calcext:value-type="float">
            <text:p>47745.3673979859</text:p>
          </table:table-cell>
          <table:table-cell/>
        </table:table-row>
        <table:table-row table:style-name="ro1">
          <table:table-cell table:formula="of:=[.A86]+0.01" office:value-type="float" office:value="0.85" calcext:value-type="float">
            <text:p>0.85</text:p>
          </table:table-cell>
          <table:table-cell table:formula="of:=[.A87]*65535" office:value-type="float" office:value="55704.75" calcext:value-type="float">
            <text:p>55704.75</text:p>
          </table:table-cell>
          <table:table-cell table:formula="of:=65535-[.E87]" office:value-type="float" office:value="36044.2500000001" calcext:value-type="float">
            <text:p>36044.2500000001</text:p>
          </table:table-cell>
          <table:table-cell office:value-type="float" office:value="0" calcext:value-type="float">
            <text:p>0</text:p>
          </table:table-cell>
          <table:table-cell table:formula="of:=(65535-[.B87])*3" office:value-type="float" office:value="29490.7499999999" calcext:value-type="float">
            <text:p>29490.7499999999</text:p>
          </table:table-cell>
          <table:table-cell/>
          <table:table-cell table:formula="of:=((65535-[.$F$2])-([.B87]-[.$F$2]))*(65535/(21845-[.$F$2]))" office:value-type="float" office:value="42128.2653511639" calcext:value-type="float">
            <text:p>42128.2653511639</text:p>
          </table:table-cell>
          <table:table-cell table:formula="of:=[.$G$69]-[.G87]" office:value-type="float" office:value="50553.9184213969" calcext:value-type="float">
            <text:p>50553.9184213969</text:p>
          </table:table-cell>
          <table:table-cell/>
        </table:table-row>
        <table:table-row table:style-name="ro1">
          <table:table-cell table:formula="of:=[.A87]+0.01" office:value-type="float" office:value="0.86" calcext:value-type="float">
            <text:p>0.86</text:p>
          </table:table-cell>
          <table:table-cell table:formula="of:=[.A88]*65535" office:value-type="float" office:value="56360.1" calcext:value-type="float">
            <text:p>56360.1</text:p>
          </table:table-cell>
          <table:table-cell table:formula="of:=65535-[.E88]" office:value-type="float" office:value="38010.3000000001" calcext:value-type="float">
            <text:p>38010.3000000001</text:p>
          </table:table-cell>
          <table:table-cell office:value-type="float" office:value="0" calcext:value-type="float">
            <text:p>0</text:p>
          </table:table-cell>
          <table:table-cell table:formula="of:=(65535-[.B88])*3" office:value-type="float" office:value="27524.6999999999" calcext:value-type="float">
            <text:p>27524.6999999999</text:p>
          </table:table-cell>
          <table:table-cell/>
          <table:table-cell table:formula="of:=((65535-[.$F$2])-([.B88]-[.$F$2]))*(65535/(21845-[.$F$2]))" office:value-type="float" office:value="39319.714327753" calcext:value-type="float">
            <text:p>39319.714327753</text:p>
          </table:table-cell>
          <table:table-cell table:formula="of:=[.$G$69]-[.G88]" office:value-type="float" office:value="53362.4694448078" calcext:value-type="float">
            <text:p>53362.4694448078</text:p>
          </table:table-cell>
          <table:table-cell/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[.A89]*65535" office:value-type="float" office:value="57015.45" calcext:value-type="float">
            <text:p>57015.45</text:p>
          </table:table-cell>
          <table:table-cell table:formula="of:=65535-[.E89]" office:value-type="float" office:value="39976.3500000001" calcext:value-type="float">
            <text:p>39976.3500000001</text:p>
          </table:table-cell>
          <table:table-cell office:value-type="float" office:value="0" calcext:value-type="float">
            <text:p>0</text:p>
          </table:table-cell>
          <table:table-cell table:formula="of:=(65535-[.B89])*3" office:value-type="float" office:value="25558.6499999999" calcext:value-type="float">
            <text:p>25558.6499999999</text:p>
          </table:table-cell>
          <table:table-cell/>
          <table:table-cell table:formula="of:=((65535-[.$F$2])-([.B89]-[.$F$2]))*(65535/(21845-[.$F$2]))" office:value-type="float" office:value="36511.163304342" calcext:value-type="float">
            <text:p>36511.163304342</text:p>
          </table:table-cell>
          <table:table-cell table:formula="of:=[.$G$69]-[.G89]" office:value-type="float" office:value="56171.0204682187" calcext:value-type="float">
            <text:p>56171.0204682187</text:p>
          </table:table-cell>
          <table:table-cell/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[.A90]*65535" office:value-type="float" office:value="57670.8" calcext:value-type="float">
            <text:p>57670.8</text:p>
          </table:table-cell>
          <table:table-cell table:formula="of:=65535-[.E90]" office:value-type="float" office:value="41942.4000000001" calcext:value-type="float">
            <text:p>41942.4000000001</text:p>
          </table:table-cell>
          <table:table-cell office:value-type="float" office:value="0" calcext:value-type="float">
            <text:p>0</text:p>
          </table:table-cell>
          <table:table-cell table:formula="of:=(65535-[.B90])*3" office:value-type="float" office:value="23592.5999999999" calcext:value-type="float">
            <text:p>23592.5999999999</text:p>
          </table:table-cell>
          <table:table-cell/>
          <table:table-cell table:formula="of:=((65535-[.$F$2])-([.B90]-[.$F$2]))*(65535/(21845-[.$F$2]))" office:value-type="float" office:value="33702.6122809311" calcext:value-type="float">
            <text:p>33702.6122809311</text:p>
          </table:table-cell>
          <table:table-cell table:formula="of:=[.$G$69]-[.G90]" office:value-type="float" office:value="58979.5714916297" calcext:value-type="float">
            <text:p>58979.5714916297</text:p>
          </table:table-cell>
          <table:table-cell/>
        </table:table-row>
        <table:table-row table:style-name="ro1">
          <table:table-cell table:formula="of:=[.A90]+0.01" office:value-type="float" office:value="0.89" calcext:value-type="float">
            <text:p>0.89</text:p>
          </table:table-cell>
          <table:table-cell table:formula="of:=[.A91]*65535" office:value-type="float" office:value="58326.15" calcext:value-type="float">
            <text:p>58326.15</text:p>
          </table:table-cell>
          <table:table-cell table:formula="of:=65535-[.E91]" office:value-type="float" office:value="43908.4500000001" calcext:value-type="float">
            <text:p>43908.4500000001</text:p>
          </table:table-cell>
          <table:table-cell office:value-type="float" office:value="0" calcext:value-type="float">
            <text:p>0</text:p>
          </table:table-cell>
          <table:table-cell table:formula="of:=(65535-[.B91])*3" office:value-type="float" office:value="21626.5499999999" calcext:value-type="float">
            <text:p>21626.5499999999</text:p>
          </table:table-cell>
          <table:table-cell/>
          <table:table-cell table:formula="of:=((65535-[.$F$2])-([.B91]-[.$F$2]))*(65535/(21845-[.$F$2]))" office:value-type="float" office:value="30894.0612575201" calcext:value-type="float">
            <text:p>30894.0612575201</text:p>
          </table:table-cell>
          <table:table-cell table:formula="of:=[.$G$69]-[.G91]" office:value-type="float" office:value="61788.1225150406" calcext:value-type="float">
            <text:p>61788.1225150406</text:p>
          </table:table-cell>
          <table:table-cell/>
        </table:table-row>
        <table:table-row table:style-name="ro1">
          <table:table-cell table:formula="of:=[.A91]+0.01" office:value-type="float" office:value="0.9" calcext:value-type="float">
            <text:p>0.9</text:p>
          </table:table-cell>
          <table:table-cell table:formula="of:=[.A92]*65535" office:value-type="float" office:value="58981.5" calcext:value-type="float">
            <text:p>58981.5</text:p>
          </table:table-cell>
          <table:table-cell table:formula="of:=65535-[.E92]" office:value-type="float" office:value="45874.5000000001" calcext:value-type="float">
            <text:p>45874.5000000001</text:p>
          </table:table-cell>
          <table:table-cell office:value-type="float" office:value="0" calcext:value-type="float">
            <text:p>0</text:p>
          </table:table-cell>
          <table:table-cell table:formula="of:=(65535-[.B92])*3" office:value-type="float" office:value="19660.4999999999" calcext:value-type="float">
            <text:p>19660.4999999999</text:p>
          </table:table-cell>
          <table:table-cell/>
          <table:table-cell table:formula="of:=((65535-[.$F$2])-([.B92]-[.$F$2]))*(65535/(21845-[.$F$2]))" office:value-type="float" office:value="28085.5102341092" calcext:value-type="float">
            <text:p>28085.5102341092</text:p>
          </table:table-cell>
          <table:table-cell table:formula="of:=[.$G$69]-[.G92]" office:value-type="float" office:value="64596.6735384515" calcext:value-type="float">
            <text:p>64596.6735384515</text:p>
          </table:table-cell>
          <table:table-cell/>
        </table:table-row>
        <table:table-row table:style-name="ro1">
          <table:table-cell table:formula="of:=[.A92]+0.01" office:value-type="float" office:value="0.910000000000001" calcext:value-type="float">
            <text:p>0.910000000000001</text:p>
          </table:table-cell>
          <table:table-cell table:formula="of:=[.A93]*65535" office:value-type="float" office:value="59636.85" calcext:value-type="float">
            <text:p>59636.85</text:p>
          </table:table-cell>
          <table:table-cell table:formula="of:=65535-[.E93]" office:value-type="float" office:value="47840.5500000001" calcext:value-type="float">
            <text:p>47840.5500000001</text:p>
          </table:table-cell>
          <table:table-cell office:value-type="float" office:value="0" calcext:value-type="float">
            <text:p>0</text:p>
          </table:table-cell>
          <table:table-cell table:formula="of:=(65535-[.B93])*3" office:value-type="float" office:value="17694.4499999999" calcext:value-type="float">
            <text:p>17694.4499999999</text:p>
          </table:table-cell>
          <table:table-cell/>
          <table:table-cell table:formula="of:=((65535-[.$F$2])-([.B93]-[.$F$2]))*(65535/(21845-[.$F$2]))" office:value-type="float" office:value="25276.9592106983" calcext:value-type="float">
            <text:p>25276.959210698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[.A94]*65535" office:value-type="float" office:value="60292.2" calcext:value-type="float">
            <text:p>60292.2</text:p>
          </table:table-cell>
          <table:table-cell table:formula="of:=65535-[.E94]" office:value-type="float" office:value="49806.6000000001" calcext:value-type="float">
            <text:p>49806.6000000001</text:p>
          </table:table-cell>
          <table:table-cell office:value-type="float" office:value="0" calcext:value-type="float">
            <text:p>0</text:p>
          </table:table-cell>
          <table:table-cell table:formula="of:=(65535-[.B94])*3" office:value-type="float" office:value="15728.3999999999" calcext:value-type="float">
            <text:p>15728.3999999999</text:p>
          </table:table-cell>
          <table:table-cell/>
          <table:table-cell table:formula="of:=((65535-[.$F$2])-([.B94]-[.$F$2]))*(65535/(21845-[.$F$2]))" office:value-type="float" office:value="22468.4081872873" calcext:value-type="float">
            <text:p>22468.408187287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4]+0.01" office:value-type="float" office:value="0.93" calcext:value-type="float">
            <text:p>0.93</text:p>
          </table:table-cell>
          <table:table-cell table:formula="of:=[.A95]*65535" office:value-type="float" office:value="60947.55" calcext:value-type="float">
            <text:p>60947.55</text:p>
          </table:table-cell>
          <table:table-cell table:formula="of:=65535-[.E95]" office:value-type="float" office:value="51772.6500000001" calcext:value-type="float">
            <text:p>51772.6500000001</text:p>
          </table:table-cell>
          <table:table-cell office:value-type="float" office:value="0" calcext:value-type="float">
            <text:p>0</text:p>
          </table:table-cell>
          <table:table-cell table:formula="of:=(65535-[.B95])*3" office:value-type="float" office:value="13762.3499999999" calcext:value-type="float">
            <text:p>13762.3499999999</text:p>
          </table:table-cell>
          <table:table-cell/>
          <table:table-cell table:formula="of:=((65535-[.$F$2])-([.B95]-[.$F$2]))*(65535/(21845-[.$F$2]))" office:value-type="float" office:value="19659.8571638764" calcext:value-type="float">
            <text:p>19659.8571638764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5]+0.01" office:value-type="float" office:value="0.94" calcext:value-type="float">
            <text:p>0.94</text:p>
          </table:table-cell>
          <table:table-cell table:formula="of:=[.A96]*65535" office:value-type="float" office:value="61602.9" calcext:value-type="float">
            <text:p>61602.9</text:p>
          </table:table-cell>
          <table:table-cell table:formula="of:=65535-[.E96]" office:value-type="float" office:value="53738.7000000001" calcext:value-type="float">
            <text:p>53738.7000000001</text:p>
          </table:table-cell>
          <table:table-cell office:value-type="float" office:value="0" calcext:value-type="float">
            <text:p>0</text:p>
          </table:table-cell>
          <table:table-cell table:formula="of:=(65535-[.B96])*3" office:value-type="float" office:value="11796.2999999999" calcext:value-type="float">
            <text:p>11796.2999999999</text:p>
          </table:table-cell>
          <table:table-cell/>
          <table:table-cell table:formula="of:=((65535-[.$F$2])-([.B96]-[.$F$2]))*(65535/(21845-[.$F$2]))" office:value-type="float" office:value="16851.3061404655" calcext:value-type="float">
            <text:p>16851.3061404655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6]+0.01" office:value-type="float" office:value="0.950000000000001" calcext:value-type="float">
            <text:p>0.950000000000001</text:p>
          </table:table-cell>
          <table:table-cell table:formula="of:=[.A97]*65535" office:value-type="float" office:value="62258.25" calcext:value-type="float">
            <text:p>62258.25</text:p>
          </table:table-cell>
          <table:table-cell table:formula="of:=65535-[.E97]" office:value-type="float" office:value="55704.7500000001" calcext:value-type="float">
            <text:p>55704.7500000001</text:p>
          </table:table-cell>
          <table:table-cell office:value-type="float" office:value="0" calcext:value-type="float">
            <text:p>0</text:p>
          </table:table-cell>
          <table:table-cell table:formula="of:=(65535-[.B97])*3" office:value-type="float" office:value="9830.24999999989" calcext:value-type="float">
            <text:p>9830.24999999989</text:p>
          </table:table-cell>
          <table:table-cell/>
          <table:table-cell table:formula="of:=((65535-[.$F$2])-([.B97]-[.$F$2]))*(65535/(21845-[.$F$2]))" office:value-type="float" office:value="14042.7551170545" calcext:value-type="float">
            <text:p>14042.7551170545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7]+0.01" office:value-type="float" office:value="0.960000000000001" calcext:value-type="float">
            <text:p>0.960000000000001</text:p>
          </table:table-cell>
          <table:table-cell table:formula="of:=[.A98]*65535" office:value-type="float" office:value="62913.6" calcext:value-type="float">
            <text:p>62913.6</text:p>
          </table:table-cell>
          <table:table-cell table:formula="of:=65535-[.E98]" office:value-type="float" office:value="57670.8000000001" calcext:value-type="float">
            <text:p>57670.8000000001</text:p>
          </table:table-cell>
          <table:table-cell office:value-type="float" office:value="0" calcext:value-type="float">
            <text:p>0</text:p>
          </table:table-cell>
          <table:table-cell table:formula="of:=(65535-[.B98])*3" office:value-type="float" office:value="7864.1999999999" calcext:value-type="float">
            <text:p>7864.1999999999</text:p>
          </table:table-cell>
          <table:table-cell/>
          <table:table-cell table:formula="of:=((65535-[.$F$2])-([.B98]-[.$F$2]))*(65535/(21845-[.$F$2]))" office:value-type="float" office:value="11234.2040936436" calcext:value-type="float">
            <text:p>11234.2040936436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8]+0.01" office:value-type="float" office:value="0.97" calcext:value-type="float">
            <text:p>0.97</text:p>
          </table:table-cell>
          <table:table-cell table:formula="of:=[.A99]*65535" office:value-type="float" office:value="63568.95" calcext:value-type="float">
            <text:p>63568.95</text:p>
          </table:table-cell>
          <table:table-cell table:formula="of:=65535-[.E99]" office:value-type="float" office:value="59636.8500000001" calcext:value-type="float">
            <text:p>59636.8500000001</text:p>
          </table:table-cell>
          <table:table-cell office:value-type="float" office:value="0" calcext:value-type="float">
            <text:p>0</text:p>
          </table:table-cell>
          <table:table-cell table:formula="of:=(65535-[.B99])*3" office:value-type="float" office:value="5898.1499999999" calcext:value-type="float">
            <text:p>5898.1499999999</text:p>
          </table:table-cell>
          <table:table-cell/>
          <table:table-cell table:formula="of:=((65535-[.$F$2])-([.B99]-[.$F$2]))*(65535/(21845-[.$F$2]))" office:value-type="float" office:value="8425.65307023266" calcext:value-type="float">
            <text:p>8425.65307023266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99]+0.01" office:value-type="float" office:value="0.98" calcext:value-type="float">
            <text:p>0.98</text:p>
          </table:table-cell>
          <table:table-cell table:formula="of:=[.A100]*65535" office:value-type="float" office:value="64224.3" calcext:value-type="float">
            <text:p>64224.3</text:p>
          </table:table-cell>
          <table:table-cell table:formula="of:=65535-[.E100]" office:value-type="float" office:value="61602.9000000001" calcext:value-type="float">
            <text:p>61602.9000000001</text:p>
          </table:table-cell>
          <table:table-cell office:value-type="float" office:value="0" calcext:value-type="float">
            <text:p>0</text:p>
          </table:table-cell>
          <table:table-cell table:formula="of:=(65535-[.B100])*3" office:value-type="float" office:value="3932.0999999999" calcext:value-type="float">
            <text:p>3932.0999999999</text:p>
          </table:table-cell>
          <table:table-cell/>
          <table:table-cell table:formula="of:=((65535-[.$F$2])-([.B100]-[.$F$2]))*(65535/(21845-[.$F$2]))" office:value-type="float" office:value="5617.10204682173" calcext:value-type="float">
            <text:p>5617.1020468217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formula="of:=[.A100]+0.01" office:value-type="float" office:value="0.990000000000001" calcext:value-type="float">
            <text:p>0.990000000000001</text:p>
          </table:table-cell>
          <table:table-cell table:formula="of:=[.A101]*65535" office:value-type="float" office:value="64879.65" calcext:value-type="float">
            <text:p>64879.65</text:p>
          </table:table-cell>
          <table:table-cell table:formula="of:=65535-[.E101]" office:value-type="float" office:value="63568.9500000001" calcext:value-type="float">
            <text:p>63568.9500000001</text:p>
          </table:table-cell>
          <table:table-cell office:value-type="float" office:value="0" calcext:value-type="float">
            <text:p>0</text:p>
          </table:table-cell>
          <table:table-cell table:formula="of:=(65535-[.B101])*3" office:value-type="float" office:value="1966.04999999989" calcext:value-type="float">
            <text:p>1966.04999999989</text:p>
          </table:table-cell>
          <table:table-cell/>
          <table:table-cell table:formula="of:=((65535-[.$F$2])-([.B101]-[.$F$2]))*(65535/(21845-[.$F$2]))" office:value-type="float" office:value="2808.55102341077" calcext:value-type="float">
            <text:p>2808.55102341077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1:36:17.355452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6:01:46.999666724</meta:creation-date>
    <dc:date>2019-12-01T14:34:25.209880826</dc:date>
    <meta:editing-duration>PT48M30S</meta:editing-duration>
    <meta:editing-cycles>51</meta:editing-cycles>
    <meta:generator>LibreOffice/6.0.7.3$Linux_X86_64 LibreOffice_project/00m0$Build-3</meta:generator>
    <meta:document-statistic meta:table-count="1" meta:cell-count="7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9c765" draw:fill-color="#89c76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c3687" draw:fill-color="#1c3687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55cm" svg:height="13.185cm" xlink:href=".." xlink:type="simple" chart:class="chart:line" chart:column-mapping="3 0 1 2" chart:style-name="ch1">
        <chart:legend chart:legend-position="end" svg:x="24.751cm" svg:y="5.546cm" style:legend-expansion="high" chart:style-name="ch2"/>
        <chart:plot-area chart:style-name="ch3" table:cell-range-address="Sheet1.H1:Sheet1.H101 Sheet1.C1:Sheet1.E101" chart:data-source-has-labels="row" svg:x="0.537cm" svg:y="0.263cm" svg:width="23.677cm" svg:height="12.659cm">
          <chartooo:coordinate-region svg:x="1.714cm" svg:y="0.384cm" svg:width="22.359cm" svg:height="11.5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01" chart:label-cell-address="Sheet1.H1:Sheet1.H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_r</text:p>
                <draw:g>
                  <svg:desc>Sheet1.H1:Sheet1.H1</svg:desc>
                </draw:g>
              </table:table-cell>
              <table:table-cell office:value-type="string">
                <text:p>temp_r</text:p>
                <draw:g>
                  <svg:desc>Sheet1.C1:Sheet1.C1</svg:desc>
                </draw:g>
              </table:table-cell>
              <table:table-cell office:value-type="string">
                <text:p>temp_g</text:p>
                <draw:g>
                  <svg:desc>Sheet1.D1:Sheet1.D1</svg:desc>
                </draw:g>
              </table:table-cell>
              <table:table-cell office:value-type="string">
                <text:p>temp_b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Sheet1.H2:Sheet1.H101</svg:desc>
                </draw:g>
              </table:table-cell>
              <table:table-cell office:value-type="float" office:value="65535">
                <text:p>65535</text:p>
                <draw:g>
                  <svg:desc>Sheet1.C2:Sheet1.C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5">
                <text:p>65535</text:p>
              </table:table-cell>
              <table:table-cell office:value-type="float" office:value="63568.95">
                <text:p>63568.95</text:p>
              </table:table-cell>
              <table:table-cell office:value-type="float" office:value="1966.05">
                <text:p>1966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5">
                <text:p>65535</text:p>
              </table:table-cell>
              <table:table-cell office:value-type="float" office:value="61602.9">
                <text:p>61602.9</text:p>
              </table:table-cell>
              <table:table-cell office:value-type="float" office:value="3932.10000000001">
                <text:p>3932.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5">
                <text:p>65535</text:p>
              </table:table-cell>
              <table:table-cell office:value-type="float" office:value="59636.85">
                <text:p>59636.85</text:p>
              </table:table-cell>
              <table:table-cell office:value-type="float" office:value="5898.14999999999">
                <text:p>5898.14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5">
                <text:p>65535</text:p>
              </table:table-cell>
              <table:table-cell office:value-type="float" office:value="57670.8">
                <text:p>57670.8</text:p>
              </table:table-cell>
              <table:table-cell office:value-type="float" office:value="7864.20000000001">
                <text:p>7864.2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5">
                <text:p>65535</text:p>
              </table:table-cell>
              <table:table-cell office:value-type="float" office:value="55704.75">
                <text:p>55704.75</text:p>
              </table:table-cell>
              <table:table-cell office:value-type="float" office:value="9830.25">
                <text:p>983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5">
                <text:p>65535</text:p>
              </table:table-cell>
              <table:table-cell office:value-type="float" office:value="53738.7">
                <text:p>53738.7</text:p>
              </table:table-cell>
              <table:table-cell office:value-type="float" office:value="11796.3">
                <text:p>1179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5">
                <text:p>65535</text:p>
              </table:table-cell>
              <table:table-cell office:value-type="float" office:value="51772.65">
                <text:p>51772.65</text:p>
              </table:table-cell>
              <table:table-cell office:value-type="float" office:value="13762.35">
                <text:p>13762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49806.6">
                <text:p>49806.6</text:p>
              </table:table-cell>
              <table:table-cell office:value-type="float" office:value="15728.4">
                <text:p>1572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5">
                <text:p>65535</text:p>
              </table:table-cell>
              <table:table-cell office:value-type="float" office:value="47840.55">
                <text:p>47840.55</text:p>
              </table:table-cell>
              <table:table-cell office:value-type="float" office:value="17694.45">
                <text:p>17694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5">
                <text:p>65535</text:p>
              </table:table-cell>
              <table:table-cell office:value-type="float" office:value="45874.5">
                <text:p>45874.5</text:p>
              </table:table-cell>
              <table:table-cell office:value-type="float" office:value="19660.5">
                <text:p>1966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724.3061895109">
                <text:p>62724.3061895109</text:p>
              </table:table-cell>
              <table:table-cell office:value-type="float" office:value="43908.45">
                <text:p>43908.45</text:p>
              </table:table-cell>
              <table:table-cell office:value-type="float" office:value="21626.55">
                <text:p>21626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915.7551660999">
                <text:p>59915.7551660999</text:p>
              </table:table-cell>
              <table:table-cell office:value-type="float" office:value="41942.4">
                <text:p>41942.4</text:p>
              </table:table-cell>
              <table:table-cell office:value-type="float" office:value="23592.6">
                <text:p>235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07.204142689">
                <text:p>57107.204142689</text:p>
              </table:table-cell>
              <table:table-cell office:value-type="float" office:value="39976.35">
                <text:p>39976.35</text:p>
              </table:table-cell>
              <table:table-cell office:value-type="float" office:value="25558.65">
                <text:p>25558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298.6531192781">
                <text:p>54298.6531192781</text:p>
              </table:table-cell>
              <table:table-cell office:value-type="float" office:value="38010.3">
                <text:p>38010.3</text:p>
              </table:table-cell>
              <table:table-cell office:value-type="float" office:value="27524.7">
                <text:p>275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490.1020958671">
                <text:p>51490.1020958671</text:p>
              </table:table-cell>
              <table:table-cell office:value-type="float" office:value="36044.25">
                <text:p>36044.25</text:p>
              </table:table-cell>
              <table:table-cell office:value-type="float" office:value="29490.75">
                <text:p>2949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681.5510724562">
                <text:p>48681.5510724562</text:p>
              </table:table-cell>
              <table:table-cell office:value-type="float" office:value="34078.2">
                <text:p>34078.2</text:p>
              </table:table-cell>
              <table:table-cell office:value-type="float" office:value="31456.8">
                <text:p>3145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873.0000490453">
                <text:p>45873.0000490453</text:p>
              </table:table-cell>
              <table:table-cell office:value-type="float" office:value="32112.15">
                <text:p>32112.15</text:p>
              </table:table-cell>
              <table:table-cell office:value-type="float" office:value="33422.85">
                <text:p>33422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64.4490256343">
                <text:p>43064.4490256343</text:p>
              </table:table-cell>
              <table:table-cell office:value-type="float" office:value="30146.1">
                <text:p>30146.1</text:p>
              </table:table-cell>
              <table:table-cell office:value-type="float" office:value="35388.9">
                <text:p>3538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55.8980022234">
                <text:p>40255.8980022234</text:p>
              </table:table-cell>
              <table:table-cell office:value-type="float" office:value="28180.05">
                <text:p>28180.05</text:p>
              </table:table-cell>
              <table:table-cell office:value-type="float" office:value="37354.95">
                <text:p>37354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47.3469788124">
                <text:p>37447.3469788124</text:p>
              </table:table-cell>
              <table:table-cell office:value-type="float" office:value="26214">
                <text:p>26214</text:p>
              </table:table-cell>
              <table:table-cell office:value-type="float" office:value="39321">
                <text:p>39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638.7959554015">
                <text:p>34638.7959554015</text:p>
              </table:table-cell>
              <table:table-cell office:value-type="float" office:value="24247.95">
                <text:p>24247.95</text:p>
              </table:table-cell>
              <table:table-cell office:value-type="float" office:value="41287.05">
                <text:p>41287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30.2449319906">
                <text:p>31830.2449319906</text:p>
              </table:table-cell>
              <table:table-cell office:value-type="float" office:value="22281.9">
                <text:p>22281.9</text:p>
              </table:table-cell>
              <table:table-cell office:value-type="float" office:value="43253.1">
                <text:p>4325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21.6939085796">
                <text:p>29021.6939085796</text:p>
              </table:table-cell>
              <table:table-cell office:value-type="float" office:value="20315.85">
                <text:p>20315.85</text:p>
              </table:table-cell>
              <table:table-cell office:value-type="float" office:value="45219.15">
                <text:p>45219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3.1428851687">
                <text:p>26213.1428851687</text:p>
              </table:table-cell>
              <table:table-cell office:value-type="float" office:value="18349.8">
                <text:p>18349.8</text:p>
              </table:table-cell>
              <table:table-cell office:value-type="float" office:value="47185.2">
                <text:p>471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04.5918617578">
                <text:p>23404.5918617578</text:p>
              </table:table-cell>
              <table:table-cell office:value-type="float" office:value="16383.75">
                <text:p>16383.75</text:p>
              </table:table-cell>
              <table:table-cell office:value-type="float" office:value="49151.25">
                <text:p>4915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96.0408383468">
                <text:p>20596.0408383468</text:p>
              </table:table-cell>
              <table:table-cell office:value-type="float" office:value="14417.7">
                <text:p>14417.7</text:p>
              </table:table-cell>
              <table:table-cell office:value-type="float" office:value="51117.3">
                <text:p>511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7.4898149359">
                <text:p>17787.4898149359</text:p>
              </table:table-cell>
              <table:table-cell office:value-type="float" office:value="12451.65">
                <text:p>12451.65</text:p>
              </table:table-cell>
              <table:table-cell office:value-type="float" office:value="53083.35">
                <text:p>53083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78.938791525">
                <text:p>14978.938791525</text:p>
              </table:table-cell>
              <table:table-cell office:value-type="float" office:value="10485.6">
                <text:p>10485.6</text:p>
              </table:table-cell>
              <table:table-cell office:value-type="float" office:value="55049.4">
                <text:p>5504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70.387768114">
                <text:p>12170.387768114</text:p>
              </table:table-cell>
              <table:table-cell office:value-type="float" office:value="8519.54999999998">
                <text:p>8519.54999999998</text:p>
              </table:table-cell>
              <table:table-cell office:value-type="float" office:value="57015.45">
                <text:p>57015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61.83674470308">
                <text:p>9361.83674470308</text:p>
              </table:table-cell>
              <table:table-cell office:value-type="float" office:value="6553.49999999998">
                <text:p>6553.49999999998</text:p>
              </table:table-cell>
              <table:table-cell office:value-type="float" office:value="58981.5">
                <text:p>5898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3.28572129215">
                <text:p>6553.28572129215</text:p>
              </table:table-cell>
              <table:table-cell office:value-type="float" office:value="4587.44999999998">
                <text:p>4587.44999999998</text:p>
              </table:table-cell>
              <table:table-cell office:value-type="float" office:value="60947.55">
                <text:p>60947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44.73469788121">
                <text:p>3744.73469788121</text:p>
              </table:table-cell>
              <table:table-cell office:value-type="float" office:value="2621.39999999998">
                <text:p>2621.39999999998</text:p>
              </table:table-cell>
              <table:table-cell office:value-type="float" office:value="62913.6">
                <text:p>629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936182446350909">
                <text:p>0.00000936182446350909</text:p>
              </table:table-cell>
              <table:table-cell office:value-type="float" office:value="0.00000655349140288308">
                <text:p>0.00000655349140288308</text:p>
              </table:table-cell>
              <table:table-cell office:value-type="float" office:value="65534.9999934465">
                <text:p>65534.9999934465</text:p>
              </table:table-cell>
              <table:table-cell office:value-type="float" office:value="0.00000655349140288308">
                <text:p>0.00000655349140288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224.3">
                <text:p>64224.3</text:p>
              </table:table-cell>
              <table:table-cell office:value-type="float" office:value="1310.7">
                <text:p>1310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258.25">
                <text:p>62258.25</text:p>
              </table:table-cell>
              <table:table-cell office:value-type="float" office:value="3276.75000000001">
                <text:p>3276.75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292.2">
                <text:p>60292.2</text:p>
              </table:table-cell>
              <table:table-cell office:value-type="float" office:value="5242.8">
                <text:p>5242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326.15">
                <text:p>58326.15</text:p>
              </table:table-cell>
              <table:table-cell office:value-type="float" office:value="7208.85000000001">
                <text:p>7208.85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360.1">
                <text:p>56360.1</text:p>
              </table:table-cell>
              <table:table-cell office:value-type="float" office:value="9174.90000000001">
                <text:p>9174.9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394.05">
                <text:p>54394.05</text:p>
              </table:table-cell>
              <table:table-cell office:value-type="float" office:value="11140.95">
                <text:p>11140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428">
                <text:p>52428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461.95">
                <text:p>50461.95</text:p>
              </table:table-cell>
              <table:table-cell office:value-type="float" office:value="15073.05">
                <text:p>1507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495.9">
                <text:p>48495.9</text:p>
              </table:table-cell>
              <table:table-cell office:value-type="float" office:value="17039.1">
                <text:p>17039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529.85">
                <text:p>46529.85</text:p>
              </table:table-cell>
              <table:table-cell office:value-type="float" office:value="19005.15">
                <text:p>19005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563.8">
                <text:p>44563.8</text:p>
              </table:table-cell>
              <table:table-cell office:value-type="float" office:value="20971.2">
                <text:p>20971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597.75">
                <text:p>42597.75</text:p>
              </table:table-cell>
              <table:table-cell office:value-type="float" office:value="22937.25">
                <text:p>22937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631.7">
                <text:p>40631.7</text:p>
              </table:table-cell>
              <table:table-cell office:value-type="float" office:value="24903.3">
                <text:p>24903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665.65">
                <text:p>38665.65</text:p>
              </table:table-cell>
              <table:table-cell office:value-type="float" office:value="26869.35">
                <text:p>26869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699.6">
                <text:p>36699.6</text:p>
              </table:table-cell>
              <table:table-cell office:value-type="float" office:value="28835.4">
                <text:p>2883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733.55">
                <text:p>34733.55</text:p>
              </table:table-cell>
              <table:table-cell office:value-type="float" office:value="30801.45">
                <text:p>30801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67.5">
                <text:p>32767.5</text:p>
              </table:table-cell>
              <table:table-cell office:value-type="float" office:value="32767.5">
                <text:p>3276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01.45">
                <text:p>30801.45</text:p>
              </table:table-cell>
              <table:table-cell office:value-type="float" office:value="34733.55">
                <text:p>34733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35.4">
                <text:p>28835.4</text:p>
              </table:table-cell>
              <table:table-cell office:value-type="float" office:value="36699.6">
                <text:p>36699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869.35">
                <text:p>26869.35</text:p>
              </table:table-cell>
              <table:table-cell office:value-type="float" office:value="38665.65">
                <text:p>38665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3.3">
                <text:p>24903.3</text:p>
              </table:table-cell>
              <table:table-cell office:value-type="float" office:value="40631.7">
                <text:p>4063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37.25">
                <text:p>22937.25</text:p>
              </table:table-cell>
              <table:table-cell office:value-type="float" office:value="42597.75">
                <text:p>42597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71.2">
                <text:p>20971.2</text:p>
              </table:table-cell>
              <table:table-cell office:value-type="float" office:value="44563.8">
                <text:p>4456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05.15">
                <text:p>19005.15</text:p>
              </table:table-cell>
              <table:table-cell office:value-type="float" office:value="46529.85">
                <text:p>46529.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39.1">
                <text:p>17039.1</text:p>
              </table:table-cell>
              <table:table-cell office:value-type="float" office:value="48495.9">
                <text:p>4849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73.05">
                <text:p>15073.05</text:p>
              </table:table-cell>
              <table:table-cell office:value-type="float" office:value="50461.95">
                <text:p>50461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07">
                <text:p>13107</text:p>
              </table:table-cell>
              <table:table-cell office:value-type="float" office:value="52428">
                <text:p>5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40.95">
                <text:p>11140.95</text:p>
              </table:table-cell>
              <table:table-cell office:value-type="float" office:value="54394.05">
                <text:p>54394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74.89999999997">
                <text:p>9174.89999999997</text:p>
              </table:table-cell>
              <table:table-cell office:value-type="float" office:value="56360.1">
                <text:p>5636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08.84999999995">
                <text:p>7208.84999999995</text:p>
              </table:table-cell>
              <table:table-cell office:value-type="float" office:value="58326.1500000001">
                <text:p>58326.15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42.79999999995">
                <text:p>5242.79999999995</text:p>
              </table:table-cell>
              <table:table-cell office:value-type="float" office:value="60292.2000000001">
                <text:p>60292.2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6.74999999996">
                <text:p>3276.74999999996</text:p>
              </table:table-cell>
              <table:table-cell office:value-type="float" office:value="62258.25">
                <text:p>62258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0.69999999996">
                <text:p>1310.69999999996</text:p>
              </table:table-cell>
              <table:table-cell office:value-type="float" office:value="64224.3">
                <text:p>64224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655.350000000057">
                <text:p>655.350000000057</text:p>
              </table:table-cell>
              <table:table-cell office:value-type="float" office:value="0">
                <text:p>0</text:p>
              </table:table-cell>
              <table:table-cell office:value-type="float" office:value="64879.6499999999">
                <text:p>64879.64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8.55102341092">
                <text:p>2808.55102341092</text:p>
              </table:table-cell>
              <table:table-cell office:value-type="float" office:value="2621.40000000005">
                <text:p>2621.40000000005</text:p>
              </table:table-cell>
              <table:table-cell office:value-type="float" office:value="0">
                <text:p>0</text:p>
              </table:table-cell>
              <table:table-cell office:value-type="float" office:value="62913.6">
                <text:p>6291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17.10204682185">
                <text:p>5617.10204682185</text:p>
              </table:table-cell>
              <table:table-cell office:value-type="float" office:value="4587.45000000005">
                <text:p>4587.45000000005</text:p>
              </table:table-cell>
              <table:table-cell office:value-type="float" office:value="0">
                <text:p>0</text:p>
              </table:table-cell>
              <table:table-cell office:value-type="float" office:value="60947.55">
                <text:p>60947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5.65307023282">
                <text:p>8425.65307023282</text:p>
              </table:table-cell>
              <table:table-cell office:value-type="float" office:value="6553.50000000007">
                <text:p>6553.50000000007</text:p>
              </table:table-cell>
              <table:table-cell office:value-type="float" office:value="0">
                <text:p>0</text:p>
              </table:table-cell>
              <table:table-cell office:value-type="float" office:value="58981.4999999999">
                <text:p>58981.4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34.2040936437">
                <text:p>11234.2040936437</text:p>
              </table:table-cell>
              <table:table-cell office:value-type="float" office:value="8519.55000000006">
                <text:p>8519.55000000006</text:p>
              </table:table-cell>
              <table:table-cell office:value-type="float" office:value="0">
                <text:p>0</text:p>
              </table:table-cell>
              <table:table-cell office:value-type="float" office:value="57015.4499999999">
                <text:p>57015.44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42.7551170547">
                <text:p>14042.7551170547</text:p>
              </table:table-cell>
              <table:table-cell office:value-type="float" office:value="10485.6000000001">
                <text:p>10485.6000000001</text:p>
              </table:table-cell>
              <table:table-cell office:value-type="float" office:value="0">
                <text:p>0</text:p>
              </table:table-cell>
              <table:table-cell office:value-type="float" office:value="55049.3999999999">
                <text:p>55049.3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51.3061404656">
                <text:p>16851.3061404656</text:p>
              </table:table-cell>
              <table:table-cell office:value-type="float" office:value="12451.6500000001">
                <text:p>12451.6500000001</text:p>
              </table:table-cell>
              <table:table-cell office:value-type="float" office:value="0">
                <text:p>0</text:p>
              </table:table-cell>
              <table:table-cell office:value-type="float" office:value="53083.35">
                <text:p>53083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59.8571638766">
                <text:p>19659.8571638766</text:p>
              </table:table-cell>
              <table:table-cell office:value-type="float" office:value="14417.7000000001">
                <text:p>14417.7000000001</text:p>
              </table:table-cell>
              <table:table-cell office:value-type="float" office:value="0">
                <text:p>0</text:p>
              </table:table-cell>
              <table:table-cell office:value-type="float" office:value="51117.2999999999">
                <text:p>51117.2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468.4081872875">
                <text:p>22468.4081872875</text:p>
              </table:table-cell>
              <table:table-cell office:value-type="float" office:value="16383.7500000001">
                <text:p>16383.7500000001</text:p>
              </table:table-cell>
              <table:table-cell office:value-type="float" office:value="0">
                <text:p>0</text:p>
              </table:table-cell>
              <table:table-cell office:value-type="float" office:value="49151.2499999999">
                <text:p>49151.24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276.9592106984">
                <text:p>25276.9592106984</text:p>
              </table:table-cell>
              <table:table-cell office:value-type="float" office:value="18349.8000000001">
                <text:p>18349.8000000001</text:p>
              </table:table-cell>
              <table:table-cell office:value-type="float" office:value="0">
                <text:p>0</text:p>
              </table:table-cell>
              <table:table-cell office:value-type="float" office:value="47185.1999999999">
                <text:p>47185.1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085.5102341094">
                <text:p>28085.5102341094</text:p>
              </table:table-cell>
              <table:table-cell office:value-type="float" office:value="20315.8500000001">
                <text:p>20315.8500000001</text:p>
              </table:table-cell>
              <table:table-cell office:value-type="float" office:value="0">
                <text:p>0</text:p>
              </table:table-cell>
              <table:table-cell office:value-type="float" office:value="45219.1499999999">
                <text:p>45219.14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94.0612575203">
                <text:p>30894.0612575203</text:p>
              </table:table-cell>
              <table:table-cell office:value-type="float" office:value="22281.9000000001">
                <text:p>22281.9000000001</text:p>
              </table:table-cell>
              <table:table-cell office:value-type="float" office:value="0">
                <text:p>0</text:p>
              </table:table-cell>
              <table:table-cell office:value-type="float" office:value="43253.0999999999">
                <text:p>43253.0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702.6122809312">
                <text:p>33702.6122809312</text:p>
              </table:table-cell>
              <table:table-cell office:value-type="float" office:value="24247.9500000001">
                <text:p>24247.9500000001</text:p>
              </table:table-cell>
              <table:table-cell office:value-type="float" office:value="0">
                <text:p>0</text:p>
              </table:table-cell>
              <table:table-cell office:value-type="float" office:value="41287.0499999999">
                <text:p>41287.04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511.1633043422">
                <text:p>36511.1633043422</text:p>
              </table:table-cell>
              <table:table-cell office:value-type="float" office:value="26214.0000000001">
                <text:p>26214.0000000001</text:p>
              </table:table-cell>
              <table:table-cell office:value-type="float" office:value="0">
                <text:p>0</text:p>
              </table:table-cell>
              <table:table-cell office:value-type="float" office:value="39320.9999999999">
                <text:p>39320.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319.7143277531">
                <text:p>39319.7143277531</text:p>
              </table:table-cell>
              <table:table-cell office:value-type="float" office:value="28180.0500000001">
                <text:p>28180.0500000001</text:p>
              </table:table-cell>
              <table:table-cell office:value-type="float" office:value="0">
                <text:p>0</text:p>
              </table:table-cell>
              <table:table-cell office:value-type="float" office:value="37354.9499999999">
                <text:p>37354.94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128.265351164">
                <text:p>42128.265351164</text:p>
              </table:table-cell>
              <table:table-cell office:value-type="float" office:value="30146.1000000001">
                <text:p>30146.1000000001</text:p>
              </table:table-cell>
              <table:table-cell office:value-type="float" office:value="0">
                <text:p>0</text:p>
              </table:table-cell>
              <table:table-cell office:value-type="float" office:value="35388.8999999999">
                <text:p>35388.8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936.816374575">
                <text:p>44936.816374575</text:p>
              </table:table-cell>
              <table:table-cell office:value-type="float" office:value="32112.1500000001">
                <text:p>32112.1500000001</text:p>
              </table:table-cell>
              <table:table-cell office:value-type="float" office:value="0">
                <text:p>0</text:p>
              </table:table-cell>
              <table:table-cell office:value-type="float" office:value="33422.8499999999">
                <text:p>33422.8499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745.3673979859">
                <text:p>47745.3673979859</text:p>
              </table:table-cell>
              <table:table-cell office:value-type="float" office:value="34078.2000000001">
                <text:p>34078.2000000001</text:p>
              </table:table-cell>
              <table:table-cell office:value-type="float" office:value="0">
                <text:p>0</text:p>
              </table:table-cell>
              <table:table-cell office:value-type="float" office:value="31456.7999999999">
                <text:p>31456.7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553.9184213969">
                <text:p>50553.9184213969</text:p>
              </table:table-cell>
              <table:table-cell office:value-type="float" office:value="36044.2500000001">
                <text:p>36044.2500000001</text:p>
              </table:table-cell>
              <table:table-cell office:value-type="float" office:value="0">
                <text:p>0</text:p>
              </table:table-cell>
              <table:table-cell office:value-type="float" office:value="29490.7499999999">
                <text:p>29490.74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362.4694448078">
                <text:p>53362.4694448078</text:p>
              </table:table-cell>
              <table:table-cell office:value-type="float" office:value="38010.3000000001">
                <text:p>38010.3000000001</text:p>
              </table:table-cell>
              <table:table-cell office:value-type="float" office:value="0">
                <text:p>0</text:p>
              </table:table-cell>
              <table:table-cell office:value-type="float" office:value="27524.6999999999">
                <text:p>27524.6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171.0204682187">
                <text:p>56171.0204682187</text:p>
              </table:table-cell>
              <table:table-cell office:value-type="float" office:value="39976.3500000001">
                <text:p>39976.3500000001</text:p>
              </table:table-cell>
              <table:table-cell office:value-type="float" office:value="0">
                <text:p>0</text:p>
              </table:table-cell>
              <table:table-cell office:value-type="float" office:value="25558.6499999999">
                <text:p>25558.64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979.5714916297">
                <text:p>58979.5714916297</text:p>
              </table:table-cell>
              <table:table-cell office:value-type="float" office:value="41942.4000000001">
                <text:p>41942.4000000001</text:p>
              </table:table-cell>
              <table:table-cell office:value-type="float" office:value="0">
                <text:p>0</text:p>
              </table:table-cell>
              <table:table-cell office:value-type="float" office:value="23592.5999999999">
                <text:p>23592.5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788.1225150406">
                <text:p>61788.1225150406</text:p>
              </table:table-cell>
              <table:table-cell office:value-type="float" office:value="43908.4500000001">
                <text:p>43908.4500000001</text:p>
              </table:table-cell>
              <table:table-cell office:value-type="float" office:value="0">
                <text:p>0</text:p>
              </table:table-cell>
              <table:table-cell office:value-type="float" office:value="21626.5499999999">
                <text:p>21626.54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596.6735384515">
                <text:p>64596.6735384515</text:p>
              </table:table-cell>
              <table:table-cell office:value-type="float" office:value="45874.5000000001">
                <text:p>45874.5000000001</text:p>
              </table:table-cell>
              <table:table-cell office:value-type="float" office:value="0">
                <text:p>0</text:p>
              </table:table-cell>
              <table:table-cell office:value-type="float" office:value="19660.4999999999">
                <text:p>19660.4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535">
                <text:p>65535</text:p>
              </table:table-cell>
              <table:table-cell office:value-type="float" office:value="47840.5500000001">
                <text:p>47840.5500000001</text:p>
              </table:table-cell>
              <table:table-cell office:value-type="float" office:value="0">
                <text:p>0</text:p>
              </table:table-cell>
              <table:table-cell office:value-type="float" office:value="17694.4499999999">
                <text:p>17694.44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535">
                <text:p>65535</text:p>
              </table:table-cell>
              <table:table-cell office:value-type="float" office:value="49806.6000000001">
                <text:p>49806.6000000001</text:p>
              </table:table-cell>
              <table:table-cell office:value-type="float" office:value="0">
                <text:p>0</text:p>
              </table:table-cell>
              <table:table-cell office:value-type="float" office:value="15728.3999999999">
                <text:p>15728.3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535">
                <text:p>65535</text:p>
              </table:table-cell>
              <table:table-cell office:value-type="float" office:value="51772.6500000001">
                <text:p>51772.6500000001</text:p>
              </table:table-cell>
              <table:table-cell office:value-type="float" office:value="0">
                <text:p>0</text:p>
              </table:table-cell>
              <table:table-cell office:value-type="float" office:value="13762.3499999999">
                <text:p>13762.34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535">
                <text:p>65535</text:p>
              </table:table-cell>
              <table:table-cell office:value-type="float" office:value="53738.7000000001">
                <text:p>53738.7000000001</text:p>
              </table:table-cell>
              <table:table-cell office:value-type="float" office:value="0">
                <text:p>0</text:p>
              </table:table-cell>
              <table:table-cell office:value-type="float" office:value="11796.2999999999">
                <text:p>11796.2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535">
                <text:p>65535</text:p>
              </table:table-cell>
              <table:table-cell office:value-type="float" office:value="55704.7500000001">
                <text:p>55704.7500000001</text:p>
              </table:table-cell>
              <table:table-cell office:value-type="float" office:value="0">
                <text:p>0</text:p>
              </table:table-cell>
              <table:table-cell office:value-type="float" office:value="9830.24999999989">
                <text:p>9830.24999999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535">
                <text:p>65535</text:p>
              </table:table-cell>
              <table:table-cell office:value-type="float" office:value="57670.8000000001">
                <text:p>57670.8000000001</text:p>
              </table:table-cell>
              <table:table-cell office:value-type="float" office:value="0">
                <text:p>0</text:p>
              </table:table-cell>
              <table:table-cell office:value-type="float" office:value="7864.1999999999">
                <text:p>7864.1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535">
                <text:p>65535</text:p>
              </table:table-cell>
              <table:table-cell office:value-type="float" office:value="59636.8500000001">
                <text:p>59636.8500000001</text:p>
              </table:table-cell>
              <table:table-cell office:value-type="float" office:value="0">
                <text:p>0</text:p>
              </table:table-cell>
              <table:table-cell office:value-type="float" office:value="5898.1499999999">
                <text:p>5898.14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535">
                <text:p>65535</text:p>
              </table:table-cell>
              <table:table-cell office:value-type="float" office:value="61602.9000000001">
                <text:p>61602.9000000001</text:p>
              </table:table-cell>
              <table:table-cell office:value-type="float" office:value="0">
                <text:p>0</text:p>
              </table:table-cell>
              <table:table-cell office:value-type="float" office:value="3932.0999999999">
                <text:p>3932.0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535">
                <text:p>65535</text:p>
              </table:table-cell>
              <table:table-cell office:value-type="float" office:value="63568.9500000001">
                <text:p>63568.9500000001</text:p>
              </table:table-cell>
              <table:table-cell office:value-type="float" office:value="0">
                <text:p>0</text:p>
              </table:table-cell>
              <table:table-cell office:value-type="float" office:value="1966.04999999989">
                <text:p>1966.04999999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